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9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29-1-3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9-1-4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0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0-1-3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1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79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97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97-1-3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7-1-4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97-1-5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8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8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98-1-3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98-1-4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399-1-1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text" style:name="p441-1-2"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52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452-1-1">
      <style:text-properties style:font-name="한양그래픽" style:font-name-asian="한양그래픽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5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5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6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7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4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4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2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4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4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55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55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5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6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7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8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0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2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4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8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5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0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1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1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1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1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1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3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62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7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3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33" style:parent-style-name="바탕글">
      <style:paragraph-properties fo:text-align="center" fo:text-indent="0pt" fo:margin-left="0pt" fo:margin-right="0pt" fo:margin-top="0pt" fo:margin-bottom="0pt" fo:line-height="160%"/>
    </style:style>
    <style:style style:name="Table-1" style:family="table">
      <style:table-properties style:width="177.21mm" table:align="margins" fo:margin-left="0.49mm" fo:margin-right="0.49mm" fo:margin-top="0.49mm" fo:margin-bottom="0.49mm" table:border-model="collapsing"/>
    </style:style>
    <style:style style:name="Table-2" style:family="table">
      <style:table-properties style:width="177.21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1-5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1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2-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2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2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인사규정시행내규 </text:span><text:span text:style-name="p1-1-3">◈</text:span></text:p>
      <text:p text:style-name="Paragraph-2"/>
      <text:p text:style-name="바탕글"><text:span>1. 다음은 인사위원에 대한 설명이다, 틀린 것은(가)</text:span></text:p>
      <text:p text:style-name="바탕글"><text:span>  가. 징계위원회의 위원은 동일사안에 대한 인사위원회의 징계재심위원으로 임명될 수 있다</text:span></text:p>
      <text:p text:style-name="바탕글"><text:span>  나. 인사위원회에 간사와 서기를 두되 간사는 인사담당부장으로 서기는 인사담당과장으로 각 각 보한다</text:span></text:p>
      <text:p text:style-name="바탕글"><text:span>  다. 간사는 위원장의 명을 받아 인사위원회의 서무를 담당하고 회의록을 작성하여 위원회 전원과 간사의 서</text:span></text:p>
      <text:p text:style-name="바탕글"><text:span>     명, 날인을 받아 보관하며 서기는 간사를 보좌한다</text:span></text:p>
      <text:p text:style-name="바탕글"><text:span>  라. 인사위원회의 의결사항은 의결서를 첨부하여 지체 없이 이사장에게 통보한다</text:span></text:p>
      <text:p text:style-name="바탕글"/>
      <text:p text:style-name="바탕글"><text:span>2. 다음은 인사위원회에 대한 설명이다, 틀린 것은(가)</text:span></text:p>
      <text:p text:style-name="바탕글"><text:span>  가. 처장급 직원은 인사위원회의 의결을 거쳐 징계처분 받은 때에는 1회에 한하여 재심청구 할 수 있다</text:span></text:p>
      <text:p text:style-name="바탕글"><text:span>  나. 감사는 인사위원회에 출석하여 의견을 진술할 수 있다</text:span></text:p>
      <text:p text:style-name="바탕글"><text:span>  다. 인사위원회는 부의된 사항을 심의하기 위하여 관계인을 회의에 참석케하여 의견을 청취하거나 질문할 </text:span></text:p>
      <text:p text:style-name="바탕글"><text:span>     수 있으며, 관계인에게 필요한 자료를 제출하게 할 수 있다</text:span></text:p>
      <text:p text:style-name="바탕글"><text:span>  라. 인사위원회의 의결사항은 의결서를 첨부하여 지체없이 이사장에게 통보한다</text:span></text:p>
      <text:p text:style-name="바탕글"/>
      <text:p text:style-name="바탕글"><text:span>3. 공개경쟁시험으로 직원을 신규임용하고자 할 경우 시험기일 멏일전에 일간신문 1개지이상에 모집공고를 하</text:span></text:p>
      <text:p text:style-name="바탕글"><text:span>   여야 하나(나)</text:span></text:p>
      <text:p text:style-name="바탕글"><text:span>  가. 10일전         나. 20일전           다. 30일전          라. 60일전</text:span></text:p>
      <text:p text:style-name="바탕글"/>
      <text:p text:style-name="바탕글"><text:span>4. 다음은 공개경쟁 채용시험에 대한 설명이다, 틀린 것은(가)</text:span></text:p>
      <text:p text:style-name="바탕글"><text:span>  가. 공개경쟁  채용시험의 출제수준은 7급직원의 경우 전문대학 졸업정도, 9급직원의 경우는 고등학교 졸업</text:span></text:p>
      <text:p text:style-name="바탕글"><text:span>     정도로 한다</text:span></text:p>
      <text:p text:style-name="바탕글"><text:span>  나. 필기시험 합격자는 자격소지자 가산점수를 제외한  부가점수를 가산한 시험성적이 매과목 40%이상, 전</text:span></text:p>
      <text:p text:style-name="바탕글"><text:span>     과목 총점의 60%이상 득점한 자 중에서 최종선발 예정인원의 15할의 범위내에서 다음단계 시험의 응시</text:span></text:p>
      <text:p text:style-name="바탕글"><text:span>     자수 등을 고려하여 결정한다</text:span></text:p>
      <text:p text:style-name="바탕글"><text:span>  다. 필기시험의 경우 선발예정인원을 초과하여 동점자가 있을 때에는 총득점, 필기득점, 전공, 가점, 연소자</text:span></text:p>
      <text:p text:style-name="바탕글"><text:span>     순에 따라 합격자를 결정한다</text:span></text:p>
      <text:p text:style-name="바탕글"><text:span>  라. </text:span><text:span text:style-name="p29-1-2">면접시험은 5개항목 요소마다 20점으로 평정하며, 면접위원의 평균점수가</text:span><text:span text:style-name="p29-1-3"> 6할이상인</text:span><text:span text:style-name="p29-1-4">자를 합격으로 </text:span></text:p>
      <text:p text:style-name="바탕글"><text:span text:style-name="p30-1-1">     한다. 다만, 면</text:span><text:span text:style-name="p30-1-2">접위원의 과반수가 동일한 평정요소에 대하여 4할미만</text:span><text:span text:style-name="p30-1-3">으로평정한 경우에는 불합</text:span></text:p>
      <text:p text:style-name="바탕글"><text:span text:style-name="p31-1-1">     격으로 한다. </text:span></text:p>
      <text:p text:style-name="바탕글"><text:span>5. 다음중 면접시험의 평정요소가 아닌 것은(다)</text:span></text:p>
      <text:p text:style-name="바탕글"><text:span>  가. 직원으로서 정신자세 및 전문지식과 그 응용능력</text:span></text:p>
      <text:p text:style-name="바탕글"><text:span>  나. 의사발표의 정확성과 논리성 및 용모, 예의, 품행 및 성실성</text:span></text:p>
      <text:p text:style-name="바탕글"><text:span>  다. 국가관의 확립과 봉사정신                        </text:span></text:p>
      <text:p text:style-name="바탕글"><text:span>  라. 창의력, 의지력, 기타 발전 가능성</text:span></text:p>
      <text:p text:style-name="바탕글"/>
      <text:p text:style-name="바탕글"><text:span>6. 직원의 공개경쟁 채용시험 합격자는 합격자 발표일로부터 얼마간  이내에 임용후보자 등록을 하지 아니하</text:span></text:p>
      <text:p text:style-name="바탕글"><text:span>   면 임용될 의사가 없는 것으로 보는가(라)</text:span></text:p>
      <text:p text:style-name="바탕글"><text:span>  가. 3일          나. 5일           다. 7일          라. 10일</text:span></text:p>
      <text:p text:style-name="바탕글"/>
      <text:p text:style-name="바탕글"><text:span>7. 출제위원 임명, 위촉대상이 아닌 것은(라)</text:span></text:p>
      <text:p text:style-name="바탕글"><text:span>  가. 당해 직무분야에 관한 전문지식 또는 능력을 가진 것으로 인정되는 자</text:span></text:p>
      <text:p text:style-name="바탕글"><text:span>  나. 출제분야에 대하여 다년간 대학에서 강의를 한 자</text:span></text:p>
      <text:p text:style-name="바탕글"><text:span>  다. 당해 직무에 대한 실무에 능통한 자 </text:span></text:p>
      <text:p text:style-name="바탕글"><text:span>  라. 당해 직무분야에 1년 이상 현장실무 경험이 있는 자</text:span></text:p>
      <text:p text:style-name="바탕글"/>
      <text:p text:style-name="바탕글"><text:span>8. 다음은 직원의 채용시험에 대한 설명이다, 틀린 것은(다)</text:span></text:p>
      <text:p text:style-name="바탕글"><text:span>  가. 직원채용시험에 관한 출제, 채점등 필요한 사항을 담당하기 위하여 임명 또는 위촉하는 출제위원수는 과</text:span></text:p>
      <text:p text:style-name="바탕글"><text:span>     목당  2인 이상으로 한다</text:span></text:p>
      <text:p text:style-name="바탕글"><text:span>  나. 면접시험은 당해 직무수행에 필요한 인품, 태도 및 적격성을 검정한다</text:span></text:p>
      <text:p text:style-name="바탕글"><text:span>  다. 시험문제의 출제, 편집 및 심의, 발간, 채점등의 시험계획은 인사위원회의 심의를 거쳐 인사담당이사가 </text:span></text:p>
      <text:p text:style-name="바탕글"><text:span>     관장한다</text:span></text:p>
      <text:p text:style-name="바탕글"><text:span>  라. 공개경쟁채용시험의 필기시험 또는 실기시험 및 적성검사에 합격한자는 신체검사를 받아야 하며 이에 </text:span></text:p>
      <text:p text:style-name="바탕글"><text:span>     불합격판정을 받은자는 면접시험에 응시할 수 없다</text:span></text:p>
      <text:p text:style-name="바탕글"/>
      <text:p text:style-name="바탕글"><text:span>9. 다음은 직원의 채용에 대한 설명이다, 틀린 것은(가)</text:span></text:p>
      <text:p text:style-name="바탕글"><text:span>  가. 필기시험과 면접시험 결과에 따라 인사위원회의 심의를 거쳐 인사위원회 위원장이 최종적으로 합격자를 </text:span></text:p>
      <text:p text:style-name="바탕글"><text:span>     판정한다</text:span></text:p>
      <text:p text:style-name="바탕글"><text:span>  나. 공개경쟁채용시험은 필기시험, 실기시험, 면접시험, 적성검사, 서류전형 또는 신체검사를 거쳐 최종합격 </text:span></text:p>
      <text:p text:style-name="바탕글"><text:span>     결정을 한다, 다만, 이사장이 필요하다고 인정하는 경우에는 인사위원회의 심의를 거쳐 일부 생략하거나</text:span></text:p>
      <text:p text:style-name="바탕글"><text:span>     병합 실시할 수 있다</text:span></text:p>
      <text:p text:style-name="바탕글"><text:span>  다. 시험공고일로부터 1년이내에 실시한 적성검사에 합격한자는 당해 적성검사에 한하여 이를 면제한다</text:span></text:p>
      <text:p text:style-name="바탕글"><text:span>  라. 신체검사에 필요한 사항은  공무원채용  신체검사규정을 준용한다</text:span></text:p>
      <text:p text:style-name="바탕글"/>
      <text:p text:style-name="바탕글"><text:span>10. 임용에 대한 사항중 틀린 것은(나)</text:span></text:p>
      <text:p text:style-name="바탕글"><text:span>  가. 임용후보자 등록을 필한 자를 임용하고자 할 경우에는 임용전에 임용후보자가 공단에 출두할 것을 통지</text:span></text:p>
      <text:p text:style-name="바탕글"><text:span>     하여야 한다</text:span></text:p>
      <text:p text:style-name="바탕글"><text:span>  나. 출두 통지를 받은 임용후보자가 특별한 사유없이 출두 지정일로부터 5일이 경과하여도 출두하지 않을 </text:span></text:p>
      <text:p text:style-name="바탕글"><text:span>     경우에는 임용될 의사가 없는 것으로 본다</text:span></text:p>
      <text:p text:style-name="바탕글"><text:span>  다. 직원을 신규임용할 때는 신원조사후 결격사유가 없음이 확인된 자에 한해 임용하여야 한다</text:span></text:p>
      <text:p text:style-name="바탕글"><text:span>  라. 직원의 신규임용시에는 서약서를 징구하여야 한다</text:span></text:p>
      <text:p text:style-name="바탕글"/>
      <text:p text:style-name="바탕글"><text:span>11. 다음 임용시기에 관한 사항중 틀린 것은(나)</text:span></text:p>
      <text:p text:style-name="바탕글"><text:span>  가. 직원은 임용장에 기재된 날자에 임용된 것으로 본다</text:span></text:p>
      <text:p text:style-name="바탕글"><text:span>  나. 사망으로 인한 면직은 사망한 날에 면직된 것으로 본다</text:span></text:p>
      <text:p text:style-name="바탕글"><text:span>  다. 재직중 공적이 특히 현저한 자가 공무로 사망한 때 그 사망전일을 임용일자로 하여 추서할 경우 임용일</text:span></text:p>
      <text:p text:style-name="바탕글"><text:span>     자를 소급 할 수 있다</text:span></text:p>
      <text:p text:style-name="바탕글"><text:span>  라. </text:span><text:span text:style-name="p79-1-2">형사사건으로 기소된 때 그 기소된 날을 임용일자로 하여 직위해제하는 경우 임용일자를 소급 할 수 있다</text:span></text:p>
      <text:p text:style-name="바탕글"/>
      <text:p text:style-name="바탕글"><text:span>12. 다음중 임용장을 교부할 사항이 아닌 것은(라)</text:span></text:p>
      <text:p text:style-name="바탕글"><text:span>  가. 전보 및 전직       나. 신규임용, 승진       다. 겸임 및 직무대리       라. 복직</text:span></text:p>
      <text:p text:style-name="바탕글"/>
      <text:p text:style-name="바탕글"><text:span>13. 다음중 인사발령통지서를 교부할 사항이 아닌 것은(라)</text:span></text:p>
      <text:p text:style-name="바탕글"><text:span>  가. 파견 및 강임, 파면     나. 휴직, 직위해제     다. 정직, 복직, 면직, 해임     라. 겸임, 직무대리</text:span></text:p>
      <text:p text:style-name="바탕글"/>
      <text:p text:style-name="바탕글"><text:span>14. 수습임용직원의 소속 부서장이 수습임용기간동안 자체 실무수습 계획을 수립, 실시하고 실무수습 결과 보</text:span></text:p>
      <text:p text:style-name="바탕글"><text:span>   고서를 언제까지 이사장에게 보고하여야 하는가(나)</text:span></text:p>
      <text:p text:style-name="바탕글"><text:span>  가. 수습종료 기준일 7일이전                     나. 수습종료 기준일 5일전</text:span></text:p>
      <text:p text:style-name="바탕글"><text:span>  다. 수습종료 기준일 익일                        라. 수습종료 기준일 5일이후</text:span></text:p>
      <text:p text:style-name="바탕글"/>
      <text:p text:style-name="바탕글"><text:span>15. 직원이 인사기록카드를 정정, 변경 또는 추가 기재하여야할 정당한 사유가 있을때에 증명할 만한 증빙서류</text:span></text:p>
      <text:p text:style-name="바탕글"><text:span>   를 갖추어 제출하는 신청서는 어는 것 인가(나)</text:span></text:p>
      <text:p text:style-name="바탕글"><text:span>  가. 인사기록 정정 신청서                        나. 인사기록 변경 신청서</text:span></text:p>
      <text:p text:style-name="바탕글"><text:span>  다. 인사기록 수정 신청서                        라. 인사기록 추가기록  신청서</text:span></text:p>
      <text:p text:style-name="바탕글"/>
      <text:p text:style-name="바탕글"><text:span>16. 종합평점에 대한 설명이다, 틀린 것은(나)</text:span></text:p>
      <text:p text:style-name="바탕글"><text:span>  가. 종합평정점은 100점을 만점으로 하여 근무성적, 경력, 연수, 가점평점으로 구분한다</text:span></text:p>
      <text:p text:style-name="바탕글"><text:span>  나. 각 평정점의 계산시에 소수점 둘째자리 이하는 절사한다</text:span></text:p>
      <text:p text:style-name="바탕글"><text:span>  다. 근무성적  평정점은 승진후보자  명부 작성기준일로부터 2급내지 4급 직원은 3년이내에 당해 직급에서 </text:span></text:p>
      <text:p text:style-name="바탕글"><text:span>     평정한 근무평정점을 대상으로 한다</text:span></text:p>
      <text:p text:style-name="바탕글"><text:span>  라. 5, 6급 직원의 근무성적 평정점은 승진후보자 명부 작성기준일로부터 2년이내에 당해 직급에 평정한 근</text:span></text:p>
      <text:p text:style-name="바탕글"><text:span>     무평정점을 대상으로 한다</text:span></text:p>
      <text:p text:style-name="바탕글"/>
      <text:p text:style-name="바탕글"><text:span>17. 2급</text:span><text:span>～3</text:span><text:span>급 직원의 근무성적평정점 계산방식의 난을 채워라</text:span></text:p>
      <text:p text:style-name="바탕글"><text:span>  (최근 1년이내 평정점</text:span><text:span>×(   )/100) + (</text:span><text:span>최근 1년전 2년이내 평정점</text:span><text:span>×(   )/100) + (</text:span><text:span>최근 2년전 3년이내 평정점</text:span></text:p>
      <text:p text:style-name="바탕글"><text:span>   ×(   )/100)</text:span></text:p>
      <text:p text:style-name="바탕글"/>
      <text:p text:style-name="바탕글"><text:span>18. 5급</text:span><text:span>～6</text:span><text:span>급 직원의 근무성적 평정점 계산방식의 난을 채워라</text:span></text:p>
      <text:p text:style-name="바탕글"><text:span>  (최근 1년이내 평정점</text:span><text:span>×(   )/100) + (</text:span><text:span>최근 1년전 2년이내 평정점</text:span><text:span>×(   )/100)</text:span></text:p>
      <text:p text:style-name="바탕글"/>
      <text:p text:style-name="바탕글"><text:span> 19. 다음중 2급</text:span><text:span>～4</text:span><text:span>급 직원이 근무성적 평정점을 100점으로 할 때 최근 1년전 2년이내의 평정점으로 맞는 것</text:span></text:p>
      <text:p text:style-name="바탕글"><text:span>   은(다)</text:span></text:p>
      <text:p text:style-name="바탕글"><text:span>  가. 50점          나. 40점         다. 30점          라, 20점</text:span></text:p>
      <text:p text:style-name="바탕글"/>
      <text:p text:style-name="바탕글"><text:span>20. 다음중 4급직원의 근무성적 평정점을 100점으로 할 때 최근 2년전 3년이내의 평정점으로 맞는 것은(나)</text:span></text:p>
      <text:p text:style-name="바탕글"><text:span>  가. 40점          나. 30점         다. 20점          라, 10점</text:span></text:p>
      <text:p text:style-name="바탕글"/>
      <text:p text:style-name="바탕글"><text:span>21. 다음중 2급직원의 근무성적 평정점을 100점으로 할 때 최근 1년이내의 평정점으로 맞는 것은(나)</text:span></text:p>
      <text:p text:style-name="바탕글"><text:span>  가. 60점          나. 50점         다. 40점          라, 30점</text:span></text:p>
      <text:p text:style-name="바탕글"/>
      <text:p text:style-name="바탕글"><text:span>22. 다음중 9급직원의 근무성적 평정점을 100점으로 할 때 최근 1년이내의 평정점으로 맞는 것은(가)</text:span></text:p>
      <text:p text:style-name="바탕글"><text:span>  가. 60점          나. 50점         다. 40점          라, 30점</text:span></text:p>
      <text:p text:style-name="바탕글"/>
      <text:p text:style-name="바탕글"><text:span>23. 다음중 7급직원의 근무성적 평정점을 100점으로 할 때 최근 1년전 2년이내의 평정점으로 맞는 것은(나)</text:span></text:p>
      <text:p text:style-name="바탕글"><text:span>  가. 50점          나. 40점         다. 30점          라, 20점</text:span></text:p>
      <text:p text:style-name="바탕글"/>
      <text:p text:style-name="바탕글"><text:span>24. 승진후보자 명부의 작성에 대한 설명중 틀린 것은(라)</text:span></text:p>
      <text:p text:style-name="바탕글"><text:span>  가. 승진후보자 명부는 승진요건을 갖춘 2급이하 직원을 대상으로 종합평정점의 고득점자순으로 작성한다</text:span></text:p>
      <text:p text:style-name="바탕글"><text:span>  나. 승진후보자 명부는 매년 4월 말일 기준으로 최초 작성된 명부는 작성기준일의 익일부터 조정된 경우에</text:span></text:p>
      <text:p text:style-name="바탕글"><text:span>     는 조정일의 익일부터 효력을 갖는다</text:span></text:p>
      <text:p text:style-name="바탕글"><text:span>  다. 명부의 평정점이 동일한 경우 근무성적 평정점이 우수한 자가 1순위이다</text:span></text:p>
      <text:p text:style-name="바탕글"><text:span>  라. 명부의 평정점이 동일한 경우 연장자가 2순위이다</text:span></text:p>
      <text:p text:style-name="바탕글"/>
      <text:p text:style-name="바탕글"><text:span>25. 명부의 조정 및 삭제에 대한 설명중 틀린 것은(나)</text:span></text:p>
      <text:p text:style-name="바탕글"><text:span>  가. 퇴직자 및 승진자를 삭제한 경우 이를 조정할 수 있다</text:span></text:p>
      <text:p text:style-name="바탕글"><text:span>  나. 승진소요 최고기간에 도달한 경우 이를 조정할 수 있다</text:span></text:p>
      <text:p text:style-name="바탕글"><text:span>  다. 정기평정후 발생한 가점 및 연수평정을 등재한 경우 이를 조정할 수 있다</text:span></text:p>
      <text:p text:style-name="바탕글"><text:span>  라. 근태기록에 따른 근무성적 평정점의 변동이 발생한 경우 이를 조정할 수 있다</text:span></text:p>
      <text:p text:style-name="바탕글"><text:span>  마. 종합평정점의 변동사유가 발생한 경우</text:span></text:p>
      <text:p text:style-name="바탕글"/>
      <text:p text:style-name="바탕글"><text:span>26. 평정의 시기에 대해 틀린 것은(라)</text:span></text:p>
      <text:p text:style-name="바탕글"><text:span>  가. 평정은 정기평정, 수시평정으로 구분한다       나. 정기평정은 매년 3월말을 기준으로 실시한다</text:span></text:p>
      <text:p text:style-name="바탕글"><text:span>  다. 수시평정은 정기평정 이후 조정사유가 발생한 경우에 실시하되 근무성적, 연수성적, 가점평점은 명부</text:span></text:p>
      <text:p text:style-name="바탕글"><text:span>     조정일 현재를 기준으로 하여 평정한다</text:span></text:p>
      <text:p text:style-name="바탕글"><text:span>  라. 경력평정은 수시평정일 현재를 기준으로 하여 평정한다</text:span></text:p>
      <text:p text:style-name="바탕글"/>
      <text:p text:style-name="바탕글"><text:span>27. 평정의 단계와 평정자에 대한 설명중 틀린 것은(가)</text:span></text:p>
      <text:p text:style-name="바탕글"><text:span>  가. 평정은 1차, 2차, 3차로 구분 실시한다, 다만, 평정자별 배정비율은 1차 평정자가 40%, 2차 평정자가 </text:span></text:p>
      <text:p text:style-name="바탕글"><text:span>     30%, 3차 평정자가 30%로 한다</text:span></text:p>
      <text:p text:style-name="바탕글"><text:span>  나. 1차 평정자, 2차평정자를 알수 없는 경우 또는 지휘, 감독계통의 특수성등 특별한 사유가 있는 경우에는 </text:span></text:p>
      <text:p text:style-name="바탕글"><text:span>     이사장이 따로 평정자를 지정한다</text:span></text:p>
      <text:p text:style-name="바탕글"><text:span>  다. 전보후 1월이내에 평정을 실시하는 경우에는 전소속부서에서 평정한다</text:span></text:p>
      <text:p text:style-name="바탕글"><text:span>  라. 파견근무자는 파견근무 부서에서 평정한다, 다만, 파견발령후 1개월 이내에 평정을 실시하는 경우에는 </text:span></text:p>
      <text:p text:style-name="바탕글"><text:span>     원소속부서에서 평정한다</text:span></text:p>
      <text:p text:style-name="바탕글"/>
      <text:p text:style-name="바탕글"><text:span>28. 근무성적 평정방법에 대한 설명중 틀린 것은(나)</text:span></text:p>
      <text:p text:style-name="바탕글"><text:span>  가. 근무성적을 평정함에 있어서는 평정서에 본인의 인적사항과 담당직무 및 당해 평정기간동안의 근무실적</text:span></text:p>
      <text:p text:style-name="바탕글"><text:span>     을 평정대상직원으로 하여금 기록하도록 하여야 한다</text:span></text:p>
      <text:p text:style-name="바탕글"><text:span>  나. 근무성적의 1차는 근무성적평정서, 2차는 근무평정총괄표, 3차는 근무성적 3차평정표에 의해 평정한다</text:span></text:p>
      <text:p text:style-name="바탕글"><text:span>  다. 평정자는 총괄표에 평정을 함에 있어서는 평정대상직원의 평정점이 동일하지 않도록 평정하여야 한다, </text:span></text:p>
      <text:p text:style-name="바탕글"><text:span>     다만, 평정서에 의한 평정을 할 경우에는 예외이다</text:span></text:p>
      <text:p text:style-name="바탕글"><text:span>  라. 3차평정자는 1차 및 2차 평정결과에 따른 직렬, 직급, 부서간 불균형 및 기타 인사자료를 종합하여 별</text:span></text:p>
      <text:p text:style-name="바탕글"><text:span>     도 기준을 정하여 평정한다</text:span></text:p>
      <text:p text:style-name="바탕글"/>
      <text:p text:style-name="바탕글"><text:span>29. 근태기록등에 대한 설명중 틀린 것은(라)</text:span></text:p>
      <text:p text:style-name="바탕글"><text:span>  가. 각 처, 실장 및 각 현업기관의 장은 소속직원의 매월의 근태상황을 규정서식에 의하여 인사부서에 제출</text:span></text:p>
      <text:p text:style-name="바탕글"><text:span>      하여야 한다</text:span></text:p>
      <text:p text:style-name="바탕글"><text:span>  나 근무성적의 감점 범위는 근무성적평점 만점의 1/4 초과하지 못한다.</text:span></text:p>
      <text:p text:style-name="바탕글"><text:span>  다. 승진후보자 명부의 조정시에는 최종평정일로부터 조정일이 속한 월의 전월 말일까지의 근태상황 및 징</text:span></text:p>
      <text:p text:style-name="바탕글"><text:span>     벌상황을 다음식에 의해 총평정점에서 감점 2급내지 5급직원 = 근태상황에 따른 근무성적평정점 감점기</text:span></text:p>
      <text:p text:style-name="바탕글"><text:span>     준에서 산출된 점수</text:span><text:span>×50/100</text:span></text:p>
      <text:p text:style-name="바탕글"><text:span>  라. 승진후보자 명부의 조정시에는 최종평정일로부터 조정일이 속한 월의 전월 말일까지의 근태상황 및 징</text:span></text:p>
      <text:p text:style-name="바탕글"><text:span>     벌상황을 다음식에 의해 총평정점에서 감점 6급내지 9급직원 = 근태상황에 따른 근무성적평정점 감점기</text:span></text:p>
      <text:p text:style-name="바탕글"><text:span>     준에서 산출된 점수</text:span><text:span>×40/100</text:span></text:p>
      <text:p text:style-name="바탕글"/>
      <text:p text:style-name="바탕글"><text:span>30. 근무성적 평정방법에 대한 설명중 틀린 것은(라)</text:span></text:p>
      <text:p text:style-name="바탕글"><text:span>  가. 평정자는 평정대상직원이 기록한 근무실적내용과 직무수행능력 및 직무태도등을 참고로 하여 평정한다</text:span></text:p>
      <text:p text:style-name="바탕글"><text:span>  나. 평정자는 평정대상직원에 대한 평정결과를 기초로 하여 총괄표에 평정대상자의 직렬, 직급별로 평정인원</text:span></text:p>
      <text:p text:style-name="바탕글"><text:span>     별, 등급분포와  평정등급별 점수분포에 맞게 평정대상자의 순위와 평정점을 결정한다</text:span></text:p>
      <text:p text:style-name="바탕글"><text:span>  다. 근무성적평점의 결과는 공개하지 아니한다</text:span></text:p>
      <text:p text:style-name="바탕글"><text:span>  라. 근무성적을 평정함에 있어서는 평정자가 평정서에 평정대상직원의 인적사항과 담당직무 및 당해 평정기</text:span></text:p>
      <text:p text:style-name="바탕글"><text:span>     간 동안의 근무실적을 기록하여야 한다</text:span></text:p>
      <text:p text:style-name="바탕글"/>
      <text:p text:style-name="바탕글"><text:span>31. 인사위원회에서 근무평정점의 조정시 참작할 사항이 아닌 것은(라)</text:span></text:p>
      <text:p text:style-name="바탕글"><text:span>  가. 부서간의 균형     나. 직무대행자(처, 부장급)     다. 평정점의 분포비율     라. 직원의 상벌사항</text:span></text:p>
      <text:p text:style-name="바탕글"/>
      <text:p text:style-name="바탕글"><text:span>32. 다음은 인사규정시행내규의 인사발령 및 평정에 대한 설명이다, 틀린 것은((다)</text:span></text:p>
      <text:p text:style-name="바탕글"><text:span>  가. 인사담당부서의 장은 인사발령사항을 기재하기 위하여 발령대장을 비치하여야 한다, 다만, 승급발령에 </text:span></text:p>
      <text:p text:style-name="바탕글"><text:span>     관한 사항은 기재를 생략할 수 있다</text:span></text:p>
      <text:p text:style-name="바탕글"><text:span>  나. 직원이 전직한 경우에는 원직렬에서 받은 근무성적평정을 당해 평정으로 한다</text:span></text:p>
      <text:p text:style-name="바탕글"><text:span>  다. 평정일 기준 6개월이하 근무자는 근무성적을 평정하지 아니한다</text:span></text:p>
      <text:p text:style-name="바탕글"><text:span>  라. 근무성적평정점을 산출함에 있어서 평정대장 기간중 평정점이 없는 평정단위 연도가 있을때에는 평정점</text:span></text:p>
      <text:p text:style-name="바탕글"><text:span>     이 있는 평정단위 연도의 평정점평균을 평정점이 없는 평정단위 연도의 평정점으로 본다</text:span></text:p>
      <text:p text:style-name="바탕글"/>
      <text:p text:style-name="바탕글"><text:span>33. 다음은 인사규정시행내규 평정 및 가점에 대한 설명이다, 틀린 것은(다)</text:span></text:p>
      <text:p text:style-name="바탕글"><text:span>  가. 포상은 공무원  재직경력기간을 포함한 당해 직급에서의 포상에 한하며 2개이상일때에는 그중 유리한 </text:span></text:p>
      <text:p text:style-name="바탕글"><text:span>     것 1개만을 가점으로 평정한다</text:span></text:p>
      <text:p text:style-name="바탕글"><text:span>  나. 직원으로 신규임용될 자가 받은 교육(공무원의 경우 포함)은 임용직급의 경력으로 본다</text:span></text:p>
      <text:p text:style-name="바탕글"><text:span>  다. 연수성적의 평정점은 5점을 만점으로 하며 평정대상 성적이 2이상인때에는 만점에 이를 때까지 합산한</text:span></text:p>
      <text:p text:style-name="바탕글"><text:span>     다</text:span></text:p>
      <text:p text:style-name="바탕글"><text:span>  라. 제안가점은 당해 직급에서의 제안에 한하며 2개이상 일때에는 그중 유리한 것 1개만을 가점으로 평정한</text:span></text:p>
      <text:p text:style-name="바탕글"><text:span>     다</text:span></text:p>
      <text:p text:style-name="바탕글"/>
      <text:p text:style-name="바탕글"><text:span>34. 다음은 종합 평정점을 100점 만점으로 할때 직급별 근무성적평정점과 경력평정점이다, 맞는 것은(나)</text:span></text:p>
      <text:p text:style-name="바탕글"><text:span>  가. 2, 3급 - 근무성적평정점 70, 경력평정점 30     나. 4급 - 근무성적평정점 60, 경력평정점 30</text:span></text:p>
      <text:p text:style-name="바탕글"><text:span>  다. 7급 - 근무성적평정점 50, 경력평정점 50       라. 9급 - 근무성적평정점 40, 경력평정점 60</text:span></text:p>
      <text:p text:style-name="바탕글"/>
      <text:p text:style-name="바탕글"><text:span>35. 피평자에 대한 1, 2, 3차 평정자를 열거하였다, 틀린 것은(라)</text:span></text:p>
      <text:p text:style-name="바탕글"><text:span>  가. 본사 2급처장 - 1차(담당이사), 2차(부이사장), 3차(이사장)</text:span></text:p>
      <text:p text:style-name="바탕글"><text:span>  나. 현업 2급소장 - 1차(본사담당처장), 2차(담당이사), 3차(부이사장)</text:span></text:p>
      <text:p text:style-name="바탕글"><text:span>  다. 본사 4, 5, 6급 - 1차(부장), 2차(처장급), 3차(부이사장)</text:span></text:p>
      <text:p text:style-name="바탕글"><text:span>  라. 전기사무소 본소직원, 과장, 분소장 - 1차(부장), 2차(본사담당처장), 3차(부이사장)</text:span></text:p>
      <text:p text:style-name="바탕글"/>
      <text:p text:style-name="바탕글"><text:span>36. 피평자에 대한 1, 2, 3차 평정자를 열거하였다, 틀린 것은(라)</text:span></text:p>
      <text:p text:style-name="바탕글"><text:span>  가. 본사부장급 - 1차(처장), 2차(담당이사), 3차(부이사장)</text:span></text:p>
      <text:p text:style-name="바탕글"><text:span>  나. 현업부장급 - 1차(현업소장), 2차(담당처장). 3차(부이사장)</text:span></text:p>
      <text:p text:style-name="바탕글"><text:span>  다. 전기사무소 통제과 및 분소직원 - 1차(과장, 분소장), 2차(소장), 3차(부이사장)</text:span></text:p>
      <text:p text:style-name="바탕글"><text:span>  라. 부역장 - 1차(역장), 2차(운수처장), 3차(부이사장)</text:span></text:p>
      <text:p text:style-name="바탕글"/>
      <text:p text:style-name="바탕글"><text:span>37. 피평자에 대한 1, 2, 3차 평정자를 열거하였다, 틀린 것은</text:span></text:p>
      <text:p text:style-name="바탕글"><text:span>  가. 차량기지창, 승무관리소 직원 - 1차(부장), 2차(창장, 소장), 3차(부이사장)</text:span></text:p>
      <text:p text:style-name="바탕글"><text:span>  나. 시설관리소 , 과장, 분소장 - 1차(소장), 2차(담당이사), 3차(부이사장)</text:span></text:p>
      <text:p text:style-name="바탕글"><text:span>   ※ </text:span><text:span>역장 - 1차(운수처장), 2차(담당이사), 3차(부이사장)</text:span></text:p>
      <text:p text:style-name="바탕글"/>
      <text:p text:style-name="바탕글"><text:span>38. 다음은 근태사항에 따른 근무성적평정점 감점기준이다, 틀린 것은(가)</text:span></text:p>
      <text:p text:style-name="바탕글"><text:span>  가. 무단이석 - 매 1회마다 만점의 1/10          나. 유계결근 - 매 1일마다 만점의 1/50</text:span></text:p>
      <text:p text:style-name="바탕글"><text:span>  다. 무단결근 - 매 1일마다 만점의 1/20          라. 무단이석 - 매 1회마다 만점의 1/20</text:span></text:p>
      <text:p text:style-name="바탕글"/>
      <text:p text:style-name="바탕글"><text:span>39. 경력평정에 대한  사항중 틀린 것은(가)</text:span></text:p>
      <text:p text:style-name="바탕글"><text:span>  가. 경력평정은 매년 4월 말일을 기준으로 실시하고 평정일 현재 승진소요 최저 년수에 도달한 2급이하의 </text:span></text:p>
      <text:p text:style-name="바탕글"><text:span>     직원에 대하여 실시한다</text:span></text:p>
      <text:p text:style-name="바탕글"><text:span>  나. 경력평정은 평정일 기준 최근 10년간을 대상으로 평정한다</text:span></text:p>
      <text:p text:style-name="바탕글"><text:span>  다. 기간의 계산은 월력에 의하여 월단위로 행하되 16일 이상은 1월로 산입하고 16일미만은 제외한다</text:span></text:p>
      <text:p text:style-name="바탕글"><text:span>  라. 경력의 평정자는 인사담당팀장으로 하고, 확인자는 인사담당처장으로 한다</text:span></text:p>
      <text:p text:style-name="바탕글"/>
      <text:p text:style-name="바탕글"><text:span>40. 다음의 직급별  경력평정점의 만점중 맞지 않는 것은(라)</text:span></text:p>
      <text:p text:style-name="바탕글"><text:span>  가. 2, 3급 - 20점       나. 4급 - 30점       다. 7급 - 40점       라. 9급 - 60점</text:span></text:p>
      <text:p text:style-name="바탕글"/>
      <text:p text:style-name="바탕글"><text:span>41. 직원의 경력중 맞는 것은(가)</text:span></text:p>
      <text:p text:style-name="바탕글"><text:span>  가. 갑경력 - 현직급  재직경력               나. 갑경력 - 바로 하위직급 재직경력</text:span></text:p>
      <text:p text:style-name="바탕글"><text:span>  다. 을경력 - 현직급 재직경력                라. 을경력 - 바로 하위직급중 50%경력</text:span></text:p>
      <text:p text:style-name="바탕글"/>
      <text:p text:style-name="바탕글"><text:span>42. 평정대상 경력기간중 경력에서 제외되지 않는 것은(라)</text:span></text:p>
      <text:p text:style-name="바탕글"><text:span>  가. 휴직기간중 신체정신 장애로 2월이상 휴직한 기간과 천재지변 또는 전시사변이나 기타 사유로 인하여 </text:span></text:p>
      <text:p text:style-name="바탕글"><text:span>     생사 또는 소재가 불명하게 되어 휴직된 기간</text:span></text:p>
      <text:p text:style-name="바탕글"><text:span>  나. 직위해제 기간           다. 정직 기간          라. 신규임용자의 교육 기간</text:span></text:p>
      <text:p text:style-name="바탕글"/>
      <text:p text:style-name="바탕글"><text:span>43. 연수평정에 대한 설명중 틀린 것은(라)</text:span></text:p>
      <text:p text:style-name="바탕글"><text:span>  가. 연수평정은 교육훈련규정에 의하여 실시한 신규임용후보자교육 및 보수교육 이수성적에 한하여 평정한</text:span></text:p>
      <text:p text:style-name="바탕글"><text:span>     다</text:span></text:p>
      <text:p text:style-name="바탕글"><text:span>  나. 연수성적이 60점 미만인 경우에는 평정하지 아니한다</text:span></text:p>
      <text:p text:style-name="바탕글"><text:span>  다. 연수평정은 당해 직급에서 이수한 2주이상의 연수성적에 한하며 정기평정일로부터 5년이내에 받은 연수</text:span></text:p>
      <text:p text:style-name="바탕글"><text:span>     성적에 대하여는 그 성적의 10할을 당해 직원의 연수성적으로 평정한다</text:span></text:p>
      <text:p text:style-name="바탕글"><text:span>  라. 직원이 당해 직급에서 연수를 받은후 5년초과 10년이내의 기간이 경과한 경우에는 그 성적의 7할을 직</text:span></text:p>
      <text:p text:style-name="바탕글"><text:span>    원의 연수성적으로 한다</text:span></text:p>
      <text:p text:style-name="바탕글"/>
      <text:p text:style-name="바탕글"><text:span>44. 연수성적이 95점이면 평정점은(나)</text:span></text:p>
      <text:p text:style-name="바탕글"><text:span>  가. 9.5점            나. 4.5점             다. 4.7점           라. 5점</text:span></text:p>
      <text:p text:style-name="바탕글"/>
      <text:p text:style-name="바탕글"><text:span>45. 다음은 경력평정에 대한 설명이다, 틀린 것은(라)</text:span></text:p>
      <text:p text:style-name="바탕글"><text:span>  가. 경력평정은 당해 직원의 인사기록 카드에 의하여 평정한다</text:span></text:p>
      <text:p text:style-name="바탕글"><text:span>  나. 경력평정의 결과는 평정대상자의 요구가 있을때에는 이를 보여주어야 한다</text:span></text:p>
      <text:p text:style-name="바탕글"><text:span>  다. 경력평정시에 공무원 재직경력이 있는자에 대하여는 당해 경력을 공단의 해당지급 제직경력으로 본다</text:span></text:p>
      <text:p text:style-name="바탕글"><text:span>  라. 직원으로 신규임용될 자가 받은 교육은 임용직급의 경력에서 제외한다</text:span></text:p>
      <text:p text:style-name="바탕글"/>
      <text:p text:style-name="바탕글"><text:span>46. 다음중 공단의 해당직급 재직경력으로 보는 공무원 재직경력(유사경력)이 아닌 것은(라)</text:span></text:p>
      <text:p text:style-name="바탕글"><text:span>  가. 일반직  공무원(군무원 포함)                나. 기능직 공무원(군무원 포함)</text:span></text:p>
      <text:p text:style-name="바탕글"><text:span>  다. 고용직 공무원                              라. 별정직 공무원</text:span></text:p>
      <text:p text:style-name="바탕글"/>
      <text:p text:style-name="바탕글"><text:span>47. 다음중 공단의 해당직급 재직경력으로 보는 공무원 재직경력(유사경력)이 아닌 것은(라)</text:span></text:p>
      <text:p text:style-name="바탕글"><text:span>  가. 군인(대령</text:span><text:span>～</text:span><text:span>하사)     나. 소방관(소방감</text:span><text:span>～</text:span><text:span>소방사)     다. 경찰관(총경</text:span><text:span>～</text:span><text:span>순경)    라. 별정직 공무원</text:span></text:p>
      <text:p text:style-name="바탕글"/>
      <text:p text:style-name="바탕글"><text:span>48. 다음의 포상가점 기준중 틀린 것은(라)</text:span></text:p>
      <text:p text:style-name="바탕글"><text:span>  가. 차관급기관장 - 0.5점     나. 국무총리 - 1.5점     다. 대통령 - 2점     라. 훈장, 포장 - 3점</text:span></text:p>
      <text:p text:style-name="바탕글"/>
      <text:p text:style-name="바탕글"><text:span>49. 다음중 이사장 표창의 포상가점은 (가)</text:span></text:p>
      <text:p text:style-name="바탕글"><text:span>  가. 0.5점                    나. 1점                  다. 1.5점            라. 2점</text:span></text:p>
      <text:p text:style-name="바탕글"/>
      <text:p text:style-name="바탕글"><text:span>50. 다음중 건설교통부장관 표창의 포상가점은(나)</text:span></text:p>
      <text:p text:style-name="바탕글"><text:span>  가. 0.5점                    나. 1점                  다. 1.5점            라. 2점</text:span></text:p>
      <text:p text:style-name="바탕글"/>
      <text:p text:style-name="바탕글"><text:span>51. 다음중 국무총리 표창의 포상가점은 (나</text:span><text:span>_</text:span></text:p>
      <text:p text:style-name="바탕글"><text:span>  가. 1점                    나. 1.5점                  다. 2점            라. 2.5점</text:span></text:p>
      <text:p text:style-name="바탕글"/>
      <text:p text:style-name="바탕글"><text:span>52. 다음중 정부의 상훈법 의한 훈장, 포장의 가점은(라) </text:span></text:p>
      <text:p text:style-name="바탕글"><text:span>  가. 1점                    나. 1.5점                  다. 2점            라. 2.5점</text:span></text:p>
      <text:p text:style-name="바탕글"/>
      <text:p text:style-name="바탕글"><text:span>53. 다음중 대통령 표창의 포상가점은 (다)</text:span></text:p>
      <text:p text:style-name="바탕글"><text:span>  가. 1점                    나. 1.5점                  다. 2점            라. 2.5점</text:span></text:p>
      <text:p text:style-name="바탕글"/>
      <text:p text:style-name="바탕글"><text:span>54. 제안가점중 은상은 몇점인가(나)</text:span></text:p>
      <text:p text:style-name="바탕글"><text:span>  가. 2.0점                    나. 1.5점                  다. 1.0점            라. 0.5점</text:span></text:p>
      <text:p text:style-name="바탕글"/>
      <text:p text:style-name="바탕글"><text:span>55. 제안가점중 금상은 몇점인가(라)</text:span></text:p>
      <text:p text:style-name="바탕글"><text:span>  가. 0.5점                    나. 1.0점                  다. 1.5점            라. 2.0점</text:span></text:p>
      <text:p text:style-name="바탕글"/>
      <text:p text:style-name="바탕글"><text:span>56. 제안가점중 동상은 몇점인가(나)</text:span></text:p>
      <text:p text:style-name="바탕글"><text:span>  가. 0.5점                    나. 1.0점                  다. 1.5점            라. 2.0점</text:span></text:p>
      <text:p text:style-name="바탕글"/>
      <text:p text:style-name="바탕글"><text:span>57. 제안가점중 장려상은 몇점인가(가)</text:span></text:p>
      <text:p text:style-name="바탕글"><text:span>  가. 0.5점                    나. 1점                  다. 1.5점            라. 2.0점</text:span></text:p>
      <text:p text:style-name="바탕글"/>
      <text:p text:style-name="바탕글"><text:span>58. 포상대상 직원의 공단 최소 근무기간은(나)</text:span></text:p>
      <text:p text:style-name="바탕글"><text:span>  가. 3개월이상          나. 6개월이상          다. 1년이상       라. 2년이상</text:span></text:p>
      <text:p text:style-name="바탕글"/>
      <text:p text:style-name="바탕글"><text:span>59. 징계에 대한 설명이다, 틀린 것은?(라)</text:span></text:p>
      <text:p text:style-name="바탕글"><text:span>  가. 위원회는 징계의결요구서를 접수한 날로부터 30일 이내에 징계에 관한 의결을 하여야 한다, 다만, 부득</text:span></text:p>
      <text:p text:style-name="바탕글"><text:span>     이한 사유가 있을 때에는 위원회의 의결로 30일에 한하여 그 기간을 연장할 수 있다</text:span></text:p>
      <text:p text:style-name="바탕글"><text:span>  나. 위원회가 징계혐의자의 출석을 요구할 때는 출석통지서를 징계혐의자에게 송부하여야 한다</text:span></text:p>
      <text:p text:style-name="바탕글"><text:span>  다. 위원회는 징계혐의자가 위원회에서의 진술을 위한 출석을 원하지 아니하여 진술포기서를 제출했을 때는 </text:span></text:p>
      <text:p text:style-name="바탕글"><text:span>     이을 기록에 첨부하고 서면 심사로 징계의결할 수 있다</text:span></text:p>
      <text:p text:style-name="바탕글"><text:span>  라. 징계혐의자가 3회이상의 출석요구에도 불구하고 위원회에 출석하지 않은때는 진술포기서를 제출한 것으</text:span></text:p>
      <text:p text:style-name="바탕글"><text:span>     로 보고 서면심사로 징계의결할 수 있다</text:span></text:p>
      <text:p text:style-name="바탕글"><text:span>  마. 출석통지서의 송부는 징계혐의자가 소속한 부서장에 대한 통보와 직원이 소속한 주소지에 등기 우송함</text:span></text:p>
      <text:p text:style-name="바탕글"><text:span>     으로써 본인에게 전달된 것으로 본다</text:span></text:p>
      <text:p text:style-name="바탕글"/>
      <text:p text:style-name="바탕글"><text:span>60. 경고 등 처분에 관한 설명중 틀린 것은(다)</text:span></text:p>
      <text:p text:style-name="바탕글"><text:span>  가. 경고등 처분의 종류는 경고와 주의로 구분하되 주의는 비위나 잘못의 정도가 경고보다 경한 경우에 적</text:span></text:p>
      <text:p text:style-name="바탕글"><text:span>     용한다</text:span></text:p>
      <text:p text:style-name="바탕글"><text:span>  나. 경고등 처분은 이사장이 처분대상자에게 처분장을 교부함으로써 한다</text:span></text:p>
      <text:p text:style-name="바탕글"><text:span>  다. 직원이 처분기준 1년이내에 2회이상 경고처분을 받은 때에는 징계의결을 요구하여야 한다</text:span></text:p>
      <text:p text:style-name="바탕글"><text:span>  라. 1년 이내에 3회이상 경고처분을 받은 때에도 처분사유가 성실하고 능동적인 업무처리 과정에서 과실로  </text:span><text:span>     인하여 생긴 것으로 인정된 처분은 제외할수 있다</text:span></text:p>
      <text:p text:style-name="바탕글"/>
      <text:p text:style-name="바탕글"><text:span>61. 징계양정 감경기준에 따라 징계를 감경할 수 있는 공적이 아닌 것은(나)</text:span></text:p>
      <text:p text:style-name="바탕글"><text:span>  가. 상훈법에서 정한 훈장, 포장을 받은 공적        나. 우등상을 받은 공적</text:span></text:p>
      <text:p text:style-name="바탕글"><text:span>  다. 모범직원상, 공로상을 받은 공적                라. 창안상 또는 차관급이상의 표창을 받은 공적</text:span></text:p>
      <text:p text:style-name="바탕글"/>
      <text:p text:style-name="바탕글"><text:span>62. 징계의 가중에 대한 설명중 틀린 것은(라)</text:span></text:p>
      <text:p text:style-name="바탕글"><text:span>  가. 위원회는 서로 관련이 없는 2이상의 비위가 경합된 경우에는 그중 책임이 중한 비위에 해당하는 징계보</text:span></text:p>
      <text:p text:style-name="바탕글"><text:span>     다 1단계 위의 징계로 의결할 수 있다</text:span></text:p>
      <text:p text:style-name="바탕글"><text:span>  나. 위원회는 징계처분을 받은자가 처분기간중에 발생한 비위로 다시 징계의결이 요구된 경우에는 당해 비</text:span></text:p>
      <text:p text:style-name="바탕글"><text:span>     위에 해당하는 징계보다 2단계위의 징계로 의결할 수 있다</text:span></text:p>
      <text:p text:style-name="바탕글"><text:span>  다. 위원회는 징계처분을 받은자가 처분기간이 종료된 후부터  1년이내에 발생한 비위로 징계의결이 요구된</text:span></text:p>
      <text:p text:style-name="바탕글"><text:span>     경우에는 1단계 위의 징계로 의결할 수 있다</text:span></text:p>
      <text:p text:style-name="바탕글"><text:span>  라. 처분기간이 종료된 후로부터 2년이내에 발생한 비위로 징계의결이 요구된 경우에는 1단계 위의 징계로 </text:span></text:p>
      <text:p text:style-name="바탕글"><text:span>     의결할 수 있다</text:span></text:p>
      <text:p text:style-name="바탕글"/>
      <text:p text:style-name="바탕글"><text:span>63. 위원회는 징계의결이 요구된자가 징계양정에 의해 정직 처분에 해당하는 비위가 있는 경우에 모범직원상</text:span></text:p>
      <text:p text:style-name="바탕글"><text:span>   을 받은 공적이 있으면 징계감경의 규정에 의하여 어떻게 의결할 수 있는가(나)</text:span></text:p>
      <text:p text:style-name="바탕글"><text:span>  가. 강임          나. 감봉          다. 견책          라. 정직</text:span></text:p>
      <text:p text:style-name="바탕글"/>
      <text:p text:style-name="바탕글"><text:span>64. 위원회는 징계의결이 요구된자가 징계양정에 의해 강임 처분에 해당되는 비위가 있는 경우에 우등상을 </text:span></text:p>
      <text:p text:style-name="바탕글"><text:span>   받은 공적이 있으면 징계감경의 규정에 의하여 어떻게 의결할 수 있는가(가)</text:span></text:p>
      <text:p text:style-name="바탕글"><text:span>  가. 강임          나. 정직          다. 감봉          라. 견책</text:span></text:p>
      <text:p text:style-name="바탕글"/>
      <text:p text:style-name="바탕글"><text:span>65. 위원회는 징계의결이 요구된자가 징계양정에 의해 파면 처분에 해당되는 비위가 있는 경우에 정부 상훈법</text:span></text:p>
      <text:p text:style-name="바탕글"><text:span>   에서 정한 훈장, 포장을 받은 공적이 있으면 징계 감경의 규정에 의하여 어떻게 의결할 수 있는가(나)</text:span></text:p>
      <text:p text:style-name="바탕글"><text:span>  가. 파면          나. 해임          다. 강임          라. 정직</text:span></text:p>
      <text:p text:style-name="바탕글"/>
      <text:p text:style-name="바탕글"><text:span>66. 위원회는 징계의결이 요구된자가 징계양정에 의해 해임 처분에 해당되는 비위가 있는 경우에 차관급이상</text:span></text:p>
      <text:p text:style-name="바탕글"><text:span>   의 표창을 받은 공적이 있으면 징계감경의 규정에 의하여 어떻게 의결할 수있는가(나)</text:span></text:p>
      <text:p text:style-name="바탕글"><text:span>  가. 해임          나. 강임          다. 정직          라. 감봉</text:span></text:p>
      <text:p text:style-name="바탕글"/>
      <text:p text:style-name="바탕글"><text:span>67. 위원회는 징계의결이 요구된자가 징계양정에 의해 강임 처분에 해당되는 비위가 있는 경우에 창안상을 받</text:span></text:p>
      <text:p text:style-name="바탕글"><text:span>   은 공적이 있으면 징계감경의 규정에 의하여 어떻게 의결할 수 있는가(나)</text:span></text:p>
      <text:p text:style-name="바탕글"><text:span>  가.  강임         나. 정직          다. 감봉          라. 견책</text:span></text:p>
      <text:p text:style-name="바탕글"/>
      <text:p text:style-name="바탕글"><text:span>68. 위원회는 징계의결이 요구된자가 징계양정에 의해 감봉 3월 처분에 해당되는 비위가 있는 경우에 공로상</text:span></text:p>
      <text:p text:style-name="바탕글"><text:span>   을 받은 공적이 있으면 징계감경의 규정에 의하여 어떻게 의결할 수있는가(다)</text:span></text:p>
      <text:p text:style-name="바탕글"><text:span>  가. 감봉 2월           나. 감봉 1월          다. 견책          라. 불문(경고)</text:span></text:p>
      <text:p text:style-name="바탕글"/>
      <text:p text:style-name="바탕글"/>
      <text:p text:style-name="바탕글"><text:span>69. 징계처분의 말소절차가 맞는 것은가)</text:span></text:p>
      <text:p text:style-name="바탕글"><text:span>  가. 말소 계획서의 작성 </text:span><text:span>→ </text:span><text:span>기록의 말소 </text:span><text:span>→ </text:span><text:span>말소사실의 통보 </text:span><text:span>→ </text:span><text:span>기록의 말소대장정리</text:span></text:p>
      <text:p text:style-name="바탕글"><text:span>  나. 말소 계획서의 작성 </text:span><text:span>→ </text:span><text:span>말소사실의 통보 </text:span><text:span>→ </text:span><text:span>기록의 말소 </text:span><text:span>→ </text:span><text:span>기록의 말소대장정리 </text:span></text:p>
      <text:p text:style-name="바탕글"><text:span>  다. 말소사실의 통보 </text:span><text:span>→ </text:span><text:span>말소계획서의 작성 </text:span><text:span>→ </text:span><text:span>기록의 말소 </text:span><text:span>→ </text:span><text:span>기록의 말소대장정리</text:span></text:p>
      <text:p text:style-name="바탕글"><text:span>  라. 말소사실의 통보 </text:span><text:span>→ </text:span><text:span>기록의 말소 </text:span><text:span>→ </text:span><text:span>말소 계획서의 작성 </text:span><text:span>→ </text:span><text:span>기록의 말소대장정리</text:span></text:p>
      <text:p text:style-name="바탕글"/>
      <text:p text:style-name="바탕글"><text:span>70. 다음은 직원의 징계에 관한 설명이다, 잘못된 것은(다)</text:span></text:p>
      <text:p text:style-name="바탕글"><text:span>  가. 징계의결이 요구된자가 징계처분이나 경고를 받은 사실이 있는 경우에는 그 징계처분이나 경고처분전의 </text:span></text:p>
      <text:p text:style-name="바탕글"><text:span>     공적은 감경대상공적에서 제외된다</text:span></text:p>
      <text:p text:style-name="바탕글"><text:span>  나. 위원회는 징계혐의자가 노조원인 경우에는 노동조합 위원장이 지명하는 대표 1인에게 징계혐의자를 위</text:span></text:p>
      <text:p text:style-name="바탕글"><text:span>     하여 의견을 진술하게 할수 있다 </text:span></text:p>
      <text:p text:style-name="바탕글"><text:span>  다. 이사장은 징계등 처분기록의 말소사유가 발생하면 발생사유가 발생한 날로부터 20일이내에 말소절차에 </text:span></text:p>
      <text:p text:style-name="바탕글"><text:span>     따라 처분기록을 말소하고 당해 직원에게 그 사실을 통보하여야 한다</text:span></text:p>
      <text:p text:style-name="바탕글"><text:span>  라. 직무수행상 업무내용이 불가피하다고 인정할 때에는 그정상을 참작하여 징계기준보다 경하게 처벌하거</text:span></text:p>
      <text:p text:style-name="바탕글"><text:span>     나 처벌하지 아니할 수 있다</text:span></text:p>
      <text:p text:style-name="바탕글"/>
      <text:p text:style-name="바탕글"><text:span>71. 다음은 직원의 징계에 관한 설명이다, 잘못된 것은(다)</text:span></text:p>
      <text:p text:style-name="바탕글"><text:span>  가. 징계등 처분기록의 말소 제한기간은 직원의 신분을 보유하면서 직무에 종사한 기간으로 하되 신체정신</text:span></text:p>
      <text:p text:style-name="바탕글"><text:span>     상의 장애로 2월이상 장기요양을 요하여 휴직한 기간과 천재지변 또는 전시사변이나 기타 사유로 인하여 </text:span></text:p>
      <text:p text:style-name="바탕글"><text:span>     생사 또는 소재가 불명하게 되어 휴직된 기간을 제외한 휴직기간은 포함된다</text:span></text:p>
      <text:p text:style-name="바탕글"><text:span>  나. 징계기준에 열거된 업무내용 이외의 사항이 발견된 때에는 발견된 사실과 유사한 업무내용의 징계기준</text:span></text:p>
      <text:p text:style-name="바탕글"><text:span>     에 의하여 이를 조치한다</text:span></text:p>
      <text:p text:style-name="바탕글"><text:span>  다. 인사담당부서의장은 징계등 처분기록 말소계획(신청서)에 말소대상 처분기록 및 말소방법등을 기재하여 </text:span></text:p>
      <text:p text:style-name="바탕글"><text:span>     인사위원회 위원장의 결재를 받아야 한다</text:span></text:p>
      <text:p text:style-name="바탕글"><text:span>  라. 징계등 처분기록의 말소제한 기간이 경과하여도 말소절차에 의한 조치를 하지않는 경우에는 당해 직원</text:span></text:p>
      <text:p text:style-name="바탕글"><text:span>     이 직접징계등 처분말소기록 말소계획서(신청서)의 서식에 의거 징계등 처분기록의 말소 신청을 할 수 </text:span></text:p>
      <text:p text:style-name="바탕글"><text:span>     있다</text:span></text:p>
      <text:p text:style-name="바탕글"/>
      <text:p text:style-name="바탕글"><text:span>72. 이사장은 징계등 처분기록의 말소사유가 발생하면 당해사유가 발생한 날로부터 몇일 이내에 말소절차에 </text:span></text:p>
      <text:p text:style-name="바탕글"><text:span>   따라 처분기록을 말소하고 당해직원에게 그사실을 통보하여야 하는가(나)</text:span></text:p>
      <text:p text:style-name="바탕글"><text:span>  가. 10일           나. 14일          다. 20일          라. 30일</text:span></text:p>
      <text:p text:style-name="바탕글"/>
      <text:p text:style-name="바탕글"><text:span>79. 직원의  명예퇴직에 대한 설명이다, 틀린 것은(라)</text:span></text:p>
      <text:p text:style-name="바탕글"><text:span>  가. 명예퇴직</text:span><text:span text:style-name="p397-1-2"> 대상자는 명예퇴직 예정일 기준 </text:span><text:span text:style-name="p397-1-3">공단 근무경력 5년이상</text:span><text:span text:style-name="p397-1-4"> 및 </text:span><text:span text:style-name="p397-1-5">공무원 재직경력을 합산</text:span></text:p>
      <text:p text:style-name="바탕글"><text:span text:style-name="p398-1-1">     하여 15년이상 근무한 자</text:span><text:span text:style-name="p398-1-2">로 정년퇴직 </text:span><text:span text:style-name="p398-1-3">일전 1년이상의 기간중 자진퇴직하는 자</text:span><text:span text:style-name="p398-1-4">로 한다.</text:span></text:p>
      <text:p text:style-name="바탕글"><text:span text:style-name="p399-1-1">     (개정 2000.3.30)</text:span></text:p>
      <text:p text:style-name="바탕글"><text:span>  나. 명예퇴직대상자의 근속년수 계산은 퇴직금등의 지급에 관한 규정에서 정한 근속년수 계산방법에 의하며 </text:span></text:p>
      <text:p text:style-name="바탕글"><text:span>     부산교통공단법 부칙 제 5조의 규정에 의거 공단직원으로 임용 된자의 공무원 경력을 포함한다</text:span></text:p>
      <text:p text:style-name="바탕글"><text:span>  다. 명예퇴직 대상자의 근속년수 계산시 월단위 이하 잔여기간이 15일이상인 경우에는 1월로, 15일미만은 계</text:span></text:p>
      <text:p text:style-name="바탕글"><text:span>     산하지 않는다</text:span></text:p>
      <text:p text:style-name="바탕글"><text:span>  라. 이사장으로부터 명예퇴직 결정을  통지 받은 명예퇴직  대상자는 그 통지를 받은 날로부터 5일이내에 </text:span></text:p>
      <text:p text:style-name="바탕글"><text:span>     사직원을 제출하여야 한다</text:span></text:p>
      <text:p text:style-name="바탕글"/>
      <text:p text:style-name="바탕글"><text:span>80. 명예퇴직을 희망하는 직원은 언제까지 직원은 언제까지 명예퇴직서를 작성하여 소속부서의 장에게 신청하</text:span></text:p>
      <text:p text:style-name="바탕글"><text:span>     여야 하는가(라)</text:span></text:p>
      <text:p text:style-name="바탕글"><text:span>  가. 명예퇴직 희망 전년도 12월말까지              나. 명예퇴직 희망 전년도 10월중</text:span></text:p>
      <text:p text:style-name="바탕글"><text:span>  다. 명예퇴직 희망 당해연도 11월말까지            라. 명예퇴직 희망 당해연도 3월 또는 9월중</text:span></text:p>
      <text:p text:style-name="바탕글"/>
      <text:p text:style-name="바탕글"><text:span>81. 직원으로부터 명예퇴직 신청서를 받은 소속부서의장은 언제까지 신청서를 이사장에게 제출하여야 하는가</text:span></text:p>
      <text:p text:style-name="바탕글"><text:span>  가.4월10            나. 10월말          다. 4월10 또는 10월10일 까지           라. 11월 10일</text:span></text:p>
      <text:p text:style-name="바탕글"/>
      <text:p text:style-name="바탕글"><text:span>82. 직원의 명예퇴직에 대한 설명이다, 틀린 것은(가)</text:span></text:p>
      <text:p text:style-name="바탕글"><text:span>  가. 명예퇴직을 희망하는 직원으로 부터 신청서를 받은 소속부서장은 4월20또는 10월 20일까지 이사장에게</text:span></text:p>
      <text:p text:style-name="바탕글"><text:span>     제출하여야 한다</text:span></text:p>
      <text:p text:style-name="바탕글"><text:span>  나. 명예퇴직 결정여부는 인사위원회의 심의를 거처 이사장이 결정한다</text:span></text:p>
      <text:p text:style-name="바탕글"><text:span>  다. 이사장은 명예퇴직여부를 결정하고 그결과를 4월말 또는 10월말까지 소속부서장 및 본인에게 통지하여</text:span></text:p>
      <text:p text:style-name="바탕글"><text:span>     야 한다</text:span></text:p>
      <text:p text:style-name="바탕글"><text:span>  라. 인사위원회 및 이사장은 직원의 명예퇴직에 대한 심사 및 결정을 함에 있어 상위직 직원과 장기근속 </text:span></text:p>
      <text:p text:style-name="바탕글"><text:span>      직원을 우선 고려하여야 한다</text:span></text:p>
      <text:p text:style-name="바탕글"/>
      <text:p text:style-name="바탕글"><text:span>83. 다음은 대우직원에 관한 설명이다, 틀린 것은(라)</text:span></text:p>
      <text:p text:style-name="바탕글"><text:span>  가. 직원이 당해 직급에서 증진소요  최저년수 이상을 근무하고 승진  임용의 제한 사유가 없으며 근무실적</text:span></text:p>
      <text:p text:style-name="바탕글"><text:span>     이 우수한 자를 바로 상위 직급의 대우직원으로 선발할 수 있다</text:span></text:p>
      <text:p text:style-name="바탕글"><text:span>  나. 대우직원 선발 및 대상요건은 5급의 직급으로 근무한 기간이 5년이상인자로 인사규정 제 34조의 규정</text:span></text:p>
      <text:p text:style-name="바탕글"><text:span>     에 의한 승진임용의 제한사유 및 최근 2년이내 실시한 근무성적평정에서 총점이(60점미만) 또는 불량(30</text:span></text:p>
      <text:p text:style-name="바탕글"><text:span>     점이하)으로 평정된 사실이 없는자 이어야 한다</text:span></text:p>
      <text:p text:style-name="바탕글"><text:span>  다. 대우직원은 매년  1월 1일, 4월 1일, 7월 1일, 10월 1일자로 선발한다</text:span></text:p>
      <text:p text:style-name="바탕글"><text:span>  라. 대우직원의 표시는 바로 상위직급 다음에 대우를 붙이고 개인별 발령을 원칙으로 하며 임용장을 교부하</text:span></text:p>
      <text:p text:style-name="바탕글"><text:span>     여야 한다</text:span></text:p>
      <text:p text:style-name="바탕글"/>
      <text:p text:style-name="바탕글"><text:span>84. 다음 사항중 대우 직원의 자격이 상실되는 경우는(라) </text:span></text:p>
      <text:p text:style-name="바탕글"><text:span>  가. 징계처분을 받은 때                 나. 휴직하였을 때       </text:span></text:p>
      <text:p text:style-name="바탕글"><text:span>  다. 직위해제되었을 때                  라. 승진임용이나 강임된 경우</text:span></text:p>
      <text:p text:style-name="바탕글"/>
      <text:p text:style-name="바탕글"><text:span>85. 이사장은 언제까지 인사위원회에 대우직원 선발 대상자에 대한 심의를 의뢰하여야 하는가(라)</text:span></text:p>
      <text:p text:style-name="바탕글"><text:span>  가. 매분기 30일전     나. 매분기 20일전     다. 매분기 14일전     라. 매분기 10일전</text:span></text:p>
      <text:p text:style-name="바탕글"/>
      <text:p text:style-name="바탕글"><text:span>87. </text:span><text:span text:style-name="p441-1-2">직원채용 시험시 국가유공자 예우에 관한 법률에 의한 취업보호대상자에 대한 가산 점수기준이 맞는 것은나</text:span></text:p>
      <text:p text:style-name="바탕글"><text:span>  가. 각 과목별 득점의 10% 가산                나. 각 과목별 득점에 만전의 10% 가산</text:span></text:p>
      <text:p text:style-name="바탕글"><text:span>  다. 각 과목별 득점에 만전의 5% 가산          라. 각 과목별  득점의 5% 가산</text:span></text:p>
      <text:p text:style-name="바탕글"/>
      <text:p text:style-name="바탕글"><text:span>88. 다음은 공개경쟁에 의한  신규직원 임용시험시 가산점수에 대한 사항이다, 틀린 것은</text:span></text:p>
      <text:p text:style-name="바탕글"><text:span>  다. 9급채용시험에 기사 2급 이상과 기능사 1급 이상의 국가기술자격증을 소지한자는 각 과목별 득점에 만</text:span></text:p>
      <text:p text:style-name="바탕글"><text:span>     점의 5%를 가산한다</text:span></text:p>
      <text:p text:style-name="바탕글"><text:span>  라. 7급채용시험에 기사 2급의 국가기술자격증을 소지한자는 각 과목별 득점의 만점의 5%를 가산한다</text:span></text:p>
      <text:p text:style-name="바탕글"/>
      <text:p text:style-name="바탕글"/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452"><text:span text:style-name="p452-1-1">인사규정시행내규 정답</text:span></text:p>
          </table:table-cell>
        </table:table-row>
        <table:table-row>
          <table:table-cell table:style-name="Table-1-2-1" table:number-columns-spanned="1" table:number-rows-spanned="1">
            <text:p text:style-name="Paragraph-453"><text:span>NO</text:span></text:p>
          </table:table-cell>
          <table:table-cell table:style-name="Table-1-2-2" table:number-columns-spanned="1" table:number-rows-spanned="1">
            <text:p text:style-name="Paragraph-454"><text:span>정답(해설)</text:span></text:p>
          </table:table-cell>
        </table:table-row>
        <table:table-row>
          <table:table-cell table:style-name="Table-1-3-1" table:number-columns-spanned="1" table:number-rows-spanned="1">
            <text:p text:style-name="Paragraph-455"><text:span>1</text:span></text:p>
          </table:table-cell>
          <table:table-cell table:style-name="Table-1-3-2" table:number-columns-spanned="1" table:number-rows-spanned="1">
            <text:p text:style-name="Paragraph-456"><text:span> 가 * 있다</text:span><text:span>→</text:span><text:span>없다</text:span></text:p>
          </table:table-cell>
        </table:table-row>
        <table:table-row>
          <table:table-cell table:style-name="Table-1-4-1" table:number-columns-spanned="1" table:number-rows-spanned="1">
            <text:p text:style-name="Paragraph-457"><text:span>2</text:span></text:p>
          </table:table-cell>
          <table:table-cell table:style-name="Table-1-4-2" table:number-columns-spanned="1" table:number-rows-spanned="1">
            <text:p text:style-name="Paragraph-458"><text:span> 가 * 재심 청구할수없다</text:span></text:p>
          </table:table-cell>
        </table:table-row>
        <table:table-row>
          <table:table-cell table:style-name="Table-1-5-1" table:number-columns-spanned="1" table:number-rows-spanned="1">
            <text:p text:style-name="Paragraph-459"><text:span>3</text:span></text:p>
          </table:table-cell>
          <table:table-cell table:style-name="Table-1-5-2" table:number-columns-spanned="1" table:number-rows-spanned="1">
            <text:p text:style-name="Paragraph-460"><text:span> 나</text:span></text:p>
          </table:table-cell>
        </table:table-row>
        <table:table-row>
          <table:table-cell table:style-name="Table-1-6-1" table:number-columns-spanned="1" table:number-rows-spanned="1">
            <text:p text:style-name="Paragraph-461"><text:span>4</text:span></text:p>
          </table:table-cell>
          <table:table-cell table:style-name="Table-1-6-2" table:number-columns-spanned="1" table:number-rows-spanned="1">
            <text:p text:style-name="Paragraph-462"><text:span> 가 * 전문대학</text:span><text:span>→</text:span><text:span>정규대학</text:span></text:p>
          </table:table-cell>
        </table:table-row>
        <table:table-row>
          <table:table-cell table:style-name="Table-1-7-1" table:number-columns-spanned="1" table:number-rows-spanned="1">
            <text:p text:style-name="Paragraph-463"><text:span>5</text:span></text:p>
          </table:table-cell>
          <table:table-cell table:style-name="Table-1-7-2" table:number-columns-spanned="1" table:number-rows-spanned="1">
            <text:p text:style-name="Paragraph-464"><text:span> 다</text:span></text:p>
          </table:table-cell>
        </table:table-row>
        <table:table-row>
          <table:table-cell table:style-name="Table-1-8-1" table:number-columns-spanned="1" table:number-rows-spanned="1">
            <text:p text:style-name="Paragraph-465"><text:span>6</text:span></text:p>
          </table:table-cell>
          <table:table-cell table:style-name="Table-1-8-2" table:number-columns-spanned="1" table:number-rows-spanned="1">
            <text:p text:style-name="Paragraph-466"><text:span> 라</text:span></text:p>
          </table:table-cell>
        </table:table-row>
        <table:table-row>
          <table:table-cell table:style-name="Table-1-9-1" table:number-columns-spanned="1" table:number-rows-spanned="1">
            <text:p text:style-name="Paragraph-467"><text:span>7</text:span></text:p>
          </table:table-cell>
          <table:table-cell table:style-name="Table-1-9-2" table:number-columns-spanned="1" table:number-rows-spanned="1">
            <text:p text:style-name="Paragraph-468"><text:span> 라 * 당해분야 직무분야에 1년이상의 실무 경험이 있는자</text:span><text:span>→</text:span><text:span>기타 출제위원으로서 능력이 있다고 인정</text:span></text:p>
            <text:p text:style-name="Paragraph-469"><text:span>      되는 자</text:span></text:p>
          </table:table-cell>
        </table:table-row>
        <table:table-row>
          <table:table-cell table:style-name="Table-1-10-1" table:number-columns-spanned="1" table:number-rows-spanned="1">
            <text:p text:style-name="Paragraph-470"><text:span>8</text:span></text:p>
          </table:table-cell>
          <table:table-cell table:style-name="Table-1-10-2" table:number-columns-spanned="1" table:number-rows-spanned="1">
            <text:p text:style-name="Paragraph-471"><text:span> 다 * 인사담당이사</text:span><text:span>→</text:span><text:span>인사위원회 위원장</text:span></text:p>
          </table:table-cell>
        </table:table-row>
        <table:table-row>
          <table:table-cell table:style-name="Table-1-11-1" table:number-columns-spanned="1" table:number-rows-spanned="1">
            <text:p text:style-name="Paragraph-472"><text:span>9</text:span></text:p>
          </table:table-cell>
          <table:table-cell table:style-name="Table-1-11-2" table:number-columns-spanned="1" table:number-rows-spanned="1">
            <text:p text:style-name="Paragraph-473"><text:span> 가 * 인사위원회위원장</text:span><text:span>→</text:span><text:span>이사장</text:span></text:p>
          </table:table-cell>
        </table:table-row>
        <table:table-row>
          <table:table-cell table:style-name="Table-1-12-1" table:number-columns-spanned="1" table:number-rows-spanned="1">
            <text:p text:style-name="Paragraph-474"><text:span>10</text:span></text:p>
          </table:table-cell>
          <table:table-cell table:style-name="Table-1-12-2" table:number-columns-spanned="1" table:number-rows-spanned="1">
            <text:p text:style-name="Paragraph-475"><text:span> 나 * 5일</text:span><text:span>→3</text:span><text:span>일</text:span></text:p>
          </table:table-cell>
        </table:table-row>
        <table:table-row>
          <table:table-cell table:style-name="Table-1-13-1" table:number-columns-spanned="1" table:number-rows-spanned="1">
            <text:p text:style-name="Paragraph-476"><text:span>11</text:span></text:p>
          </table:table-cell>
          <table:table-cell table:style-name="Table-1-13-2" table:number-columns-spanned="1" table:number-rows-spanned="1">
            <text:p text:style-name="Paragraph-477"><text:span> 나 * 사망한날</text:span><text:span>→</text:span><text:span>사망한 다음날</text:span></text:p>
          </table:table-cell>
        </table:table-row>
        <table:table-row>
          <table:table-cell table:style-name="Table-1-14-1" table:number-columns-spanned="1" table:number-rows-spanned="1">
            <text:p text:style-name="Paragraph-478"><text:span>12</text:span></text:p>
          </table:table-cell>
          <table:table-cell table:style-name="Table-1-14-2" table:number-columns-spanned="1" table:number-rows-spanned="1">
            <text:p text:style-name="Paragraph-479"><text:span> 라 * 복직</text:span><text:span>→</text:span><text:span>인사발령통지서 교부</text:span></text:p>
          </table:table-cell>
        </table:table-row>
        <table:table-row>
          <table:table-cell table:style-name="Table-1-15-1" table:number-columns-spanned="1" table:number-rows-spanned="1">
            <text:p text:style-name="Paragraph-480"><text:span>13</text:span></text:p>
          </table:table-cell>
          <table:table-cell table:style-name="Table-1-15-2" table:number-columns-spanned="1" table:number-rows-spanned="1">
            <text:p text:style-name="Paragraph-481"><text:span> 라 * 겸임, 직무대리</text:span><text:span>→</text:span><text:span>임용장 교부사항</text:span></text:p>
          </table:table-cell>
        </table:table-row>
        <table:table-row>
          <table:table-cell table:style-name="Table-1-16-1" table:number-columns-spanned="1" table:number-rows-spanned="1">
            <text:p text:style-name="Paragraph-482"><text:span>14</text:span></text:p>
          </table:table-cell>
          <table:table-cell table:style-name="Table-1-16-2" table:number-columns-spanned="1" table:number-rows-spanned="1">
            <text:p text:style-name="Paragraph-483"><text:span> 나</text:span></text:p>
          </table:table-cell>
        </table:table-row>
        <table:table-row>
          <table:table-cell table:style-name="Table-1-17-1" table:number-columns-spanned="1" table:number-rows-spanned="1">
            <text:p text:style-name="Paragraph-484"><text:span>15</text:span></text:p>
          </table:table-cell>
          <table:table-cell table:style-name="Table-1-17-2" table:number-columns-spanned="1" table:number-rows-spanned="1">
            <text:p text:style-name="Paragraph-485"><text:span> 나</text:span></text:p>
          </table:table-cell>
        </table:table-row>
        <table:table-row>
          <table:table-cell table:style-name="Table-1-18-1" table:number-columns-spanned="1" table:number-rows-spanned="1">
            <text:p text:style-name="Paragraph-486"><text:span>16</text:span></text:p>
          </table:table-cell>
          <table:table-cell table:style-name="Table-1-18-2" table:number-columns-spanned="1" table:number-rows-spanned="1">
            <text:p text:style-name="Paragraph-487"><text:span> 나 * 둘째자리 이하는 절사한다</text:span><text:span>→</text:span><text:span>셋째자리에서 사사오입 한다</text:span></text:p>
          </table:table-cell>
        </table:table-row>
        <table:table-row>
          <table:table-cell table:style-name="Table-1-19-1" table:number-columns-spanned="1" table:number-rows-spanned="1">
            <text:p text:style-name="Paragraph-488"><text:span>17</text:span></text:p>
          </table:table-cell>
          <table:table-cell table:style-name="Table-1-19-2" table:number-columns-spanned="1" table:number-rows-spanned="1">
            <text:p text:style-name="Paragraph-489"><text:span> 50, 30, 20</text:span></text:p>
          </table:table-cell>
        </table:table-row>
        <table:table-row>
          <table:table-cell table:style-name="Table-1-20-1" table:number-columns-spanned="1" table:number-rows-spanned="1">
            <text:p text:style-name="Paragraph-490"><text:span>18</text:span></text:p>
          </table:table-cell>
          <table:table-cell table:style-name="Table-1-20-2" table:number-columns-spanned="1" table:number-rows-spanned="1">
            <text:p text:style-name="Paragraph-491"><text:span> 60, 40</text:span></text:p>
          </table:table-cell>
        </table:table-row>
        <table:table-row>
          <table:table-cell table:style-name="Table-1-21-1" table:number-columns-spanned="1" table:number-rows-spanned="1">
            <text:p text:style-name="Paragraph-492"><text:span>19</text:span></text:p>
          </table:table-cell>
          <table:table-cell table:style-name="Table-1-21-2" table:number-columns-spanned="1" table:number-rows-spanned="1">
            <text:p text:style-name="Paragraph-493"><text:span> 다</text:span></text:p>
          </table:table-cell>
        </table:table-row>
        <table:table-row>
          <table:table-cell table:style-name="Table-1-22-1" table:number-columns-spanned="1" table:number-rows-spanned="1">
            <text:p text:style-name="Paragraph-494"><text:span>20</text:span></text:p>
          </table:table-cell>
          <table:table-cell table:style-name="Table-1-22-2" table:number-columns-spanned="1" table:number-rows-spanned="1">
            <text:p text:style-name="Paragraph-495"><text:span> 다 * 2, 3급도 동일함</text:span></text:p>
          </table:table-cell>
        </table:table-row>
        <table:table-row>
          <table:table-cell table:style-name="Table-1-23-1" table:number-columns-spanned="1" table:number-rows-spanned="1">
            <text:p text:style-name="Paragraph-496"><text:span>21</text:span></text:p>
          </table:table-cell>
          <table:table-cell table:style-name="Table-1-23-2" table:number-columns-spanned="1" table:number-rows-spanned="1">
            <text:p text:style-name="Paragraph-497"><text:span> 나 * 3, 4급도 동일함</text:span></text:p>
          </table:table-cell>
        </table:table-row>
        <table:table-row>
          <table:table-cell table:style-name="Table-1-24-1" table:number-columns-spanned="1" table:number-rows-spanned="1">
            <text:p text:style-name="Paragraph-498"><text:span>22</text:span></text:p>
          </table:table-cell>
          <table:table-cell table:style-name="Table-1-24-2" table:number-columns-spanned="1" table:number-rows-spanned="1">
            <text:p text:style-name="Paragraph-499"><text:span> 가 * 5급도 동일함</text:span></text:p>
          </table:table-cell>
        </table:table-row>
        <table:table-row>
          <table:table-cell table:style-name="Table-1-25-1" table:number-columns-spanned="1" table:number-rows-spanned="1">
            <text:p text:style-name="Paragraph-500"><text:span>23</text:span></text:p>
          </table:table-cell>
          <table:table-cell table:style-name="Table-1-25-2" table:number-columns-spanned="1" table:number-rows-spanned="1">
            <text:p text:style-name="Paragraph-501"><text:span> 나</text:span></text:p>
          </table:table-cell>
        </table:table-row>
        <table:table-row>
          <table:table-cell table:style-name="Table-1-26-1" table:number-columns-spanned="1" table:number-rows-spanned="1">
            <text:p text:style-name="Paragraph-502"><text:span>24</text:span></text:p>
          </table:table-cell>
          <table:table-cell table:style-name="Table-1-26-2" table:number-columns-spanned="1" table:number-rows-spanned="1">
            <text:p text:style-name="Paragraph-503"><text:span> 라 * 연장자가 2순위이다</text:span><text:span>→</text:span><text:span>연장자는 3순위이고 당해직급에 장기근무한 자가 2순위이다</text:span></text:p>
          </table:table-cell>
        </table:table-row>
        <table:table-row>
          <table:table-cell table:style-name="Table-1-27-1" table:number-columns-spanned="1" table:number-rows-spanned="1">
            <text:p text:style-name="Paragraph-504"><text:span>25</text:span></text:p>
          </table:table-cell>
          <table:table-cell table:style-name="Table-1-27-2" table:number-columns-spanned="1" table:number-rows-spanned="1">
            <text:p text:style-name="Paragraph-505"><text:span> 나 * 승진소요 최고기간</text:span><text:span>→</text:span><text:span>승진소요 최저기간</text:span></text:p>
          </table:table-cell>
        </table:table-row>
        <table:table-row>
          <table:table-cell table:style-name="Table-1-28-1" table:number-columns-spanned="1" table:number-rows-spanned="1">
            <text:p text:style-name="Paragraph-506"><text:span>26</text:span></text:p>
          </table:table-cell>
          <table:table-cell table:style-name="Table-1-28-2" table:number-columns-spanned="1" table:number-rows-spanned="1">
            <text:p text:style-name="Paragraph-507"><text:span> 라 * 정기평정일 현재를 기준으로하여 평정한다</text:span></text:p>
          </table:table-cell>
        </table:table-row>
        <table:table-row>
          <table:table-cell table:style-name="Table-1-29-1" table:number-columns-spanned="1" table:number-rows-spanned="1">
            <text:p text:style-name="Paragraph-508"><text:span>27</text:span></text:p>
          </table:table-cell>
          <table:table-cell table:style-name="Table-1-29-2" table:number-columns-spanned="1" table:number-rows-spanned="1">
            <text:p text:style-name="Paragraph-509"><text:span> 가 * 1차35%, 2차35, 3차 30%</text:span></text:p>
          </table:table-cell>
        </table:table-row>
        <table:table-row>
          <table:table-cell table:style-name="Table-1-30-1" table:number-columns-spanned="1" table:number-rows-spanned="1">
            <text:p text:style-name="Paragraph-510"><text:span>28</text:span></text:p>
          </table:table-cell>
          <table:table-cell table:style-name="Table-1-30-2" table:number-columns-spanned="1" table:number-rows-spanned="1">
            <text:p text:style-name="Paragraph-511"><text:span> 나 * 1차 및 2차 평정은 근무성적 평정서 및 근무평정 총괄표</text:span></text:p>
          </table:table-cell>
        </table:table-row>
        <table:table-row>
          <table:table-cell table:style-name="Table-1-31-1" table:number-columns-spanned="1" table:number-rows-spanned="1">
            <text:p text:style-name="Paragraph-512"><text:span>29</text:span></text:p>
          </table:table-cell>
          <table:table-cell table:style-name="Table-1-31-2" table:number-columns-spanned="1" table:number-rows-spanned="1">
            <text:p text:style-name="Paragraph-513"><text:span> 라 * 40/100</text:span><text:span>→60/100</text:span></text:p>
          </table:table-cell>
        </table:table-row>
        <table:table-row>
          <table:table-cell table:style-name="Table-1-32-1" table:number-columns-spanned="1" table:number-rows-spanned="1">
            <text:p text:style-name="Paragraph-514"><text:span>30</text:span></text:p>
          </table:table-cell>
          <table:table-cell table:style-name="Table-1-32-2" table:number-columns-spanned="1" table:number-rows-spanned="1">
            <text:p text:style-name="Paragraph-515"><text:span> 라 * 평정자가 평정서에 평정대상직원의-기록하여야한다</text:span><text:span>→</text:span><text:span>평정대상직원으로 하여금 평정서에 본인의</text:span></text:p>
            <text:p text:style-name="Paragraph-516"><text:span>      -기록하도록하여야 한다</text:span></text:p>
          </table:table-cell>
        </table:table-row>
        <table:table-row>
          <table:table-cell table:style-name="Table-1-33-1" table:number-columns-spanned="1" table:number-rows-spanned="1">
            <text:p text:style-name="Paragraph-517"><text:span>31</text:span></text:p>
          </table:table-cell>
          <table:table-cell table:style-name="Table-1-33-2" table:number-columns-spanned="1" table:number-rows-spanned="1">
            <text:p text:style-name="Paragraph-518"><text:span> 라 * 직원의 상벌사항</text:span><text:span>→</text:span><text:span>기타 근무성적평정의 신뢰성과 타당성을 제고하기 위하여 필요한 사항</text:span></text:p>
          </table:table-cell>
        </table:table-row>
        <table:table-row>
          <table:table-cell table:style-name="Table-1-34-1" table:number-columns-spanned="1" table:number-rows-spanned="1">
            <text:p text:style-name="Paragraph-519"><text:span>32</text:span></text:p>
          </table:table-cell>
          <table:table-cell table:style-name="Table-1-34-2" table:number-columns-spanned="1" table:number-rows-spanned="1">
            <text:p text:style-name="Paragraph-520"><text:span> 다 * 6개월이하</text:span><text:span>→3</text:span><text:span>개월이하</text:span></text:p>
          </table:table-cell>
        </table:table-row>
        <table:table-row>
          <table:table-cell table:style-name="Table-1-35-1" table:number-columns-spanned="1" table:number-rows-spanned="1">
            <text:p text:style-name="Paragraph-521"><text:span>33</text:span></text:p>
          </table:table-cell>
          <table:table-cell table:style-name="Table-1-35-2" table:number-columns-spanned="1" table:number-rows-spanned="1">
            <text:p text:style-name="Paragraph-522"><text:span> 다 * 만점에 이를 때까지 합산한다</text:span><text:span>→</text:span><text:span>그중 유리한 성적을 평정한다</text:span></text:p>
          </table:table-cell>
        </table:table-row>
        <table:table-row>
          <table:table-cell table:style-name="Table-1-36-1" table:number-columns-spanned="1" table:number-rows-spanned="1">
            <text:p text:style-name="Paragraph-523"><text:span>34</text:span></text:p>
          </table:table-cell>
          <table:table-cell table:style-name="Table-1-36-2" table:number-columns-spanned="1" table:number-rows-spanned="1">
            <text:p text:style-name="Paragraph-524"><text:span> 나 * 가.(70, 20), 다.(50, 40), 라.(40, 50)</text:span></text:p>
          </table:table-cell>
        </table:table-row>
        <table:table-row>
          <table:table-cell table:style-name="Table-1-37-1" table:number-columns-spanned="1" table:number-rows-spanned="1">
            <text:p text:style-name="Paragraph-525"><text:span>35</text:span></text:p>
          </table:table-cell>
          <table:table-cell table:style-name="Table-1-37-2" table:number-columns-spanned="1" table:number-rows-spanned="1">
            <text:p text:style-name="Paragraph-526"><text:span> 라 * 2차-본사담당처장</text:span><text:span>→2</text:span><text:span>차-소장</text:span></text:p>
          </table:table-cell>
        </table:table-row>
        <table:table-row>
          <table:table-cell table:style-name="Table-1-38-1" table:number-columns-spanned="1" table:number-rows-spanned="1">
            <text:p text:style-name="Paragraph-527"><text:span>36</text:span></text:p>
          </table:table-cell>
          <table:table-cell table:style-name="Table-1-38-2" table:number-columns-spanned="1" table:number-rows-spanned="1">
            <text:p text:style-name="Paragraph-528"><text:span> 나 * 2차-담당이사</text:span><text:span>→2</text:span><text:span>차-담당처장</text:span></text:p>
          </table:table-cell>
        </table:table-row>
        <table:table-row>
          <table:table-cell table:style-name="Table-1-39-1" table:number-columns-spanned="1" table:number-rows-spanned="1">
            <text:p text:style-name="Paragraph-529"><text:span>37</text:span></text:p>
          </table:table-cell>
          <table:table-cell table:style-name="Table-1-39-2" table:number-columns-spanned="1" table:number-rows-spanned="1">
            <text:p text:style-name="Paragraph-530"><text:span> 나 * 2차-담당이사</text:span><text:span>→2</text:span><text:span>차-담당처장</text:span></text:p>
          </table:table-cell>
        </table:table-row>
        <table:table-row>
          <table:table-cell table:style-name="Table-1-40-1" table:number-columns-spanned="1" table:number-rows-spanned="1">
            <text:p text:style-name="Paragraph-531"><text:span>38</text:span></text:p>
          </table:table-cell>
          <table:table-cell table:style-name="Table-1-40-2" table:number-columns-spanned="1" table:number-rows-spanned="1">
            <text:p text:style-name="Paragraph-532"><text:span> 가</text:span></text:p>
          </table:table-cell>
        </table:table-row>
        <table:table-row>
          <table:table-cell table:style-name="Table-1-41-1" table:number-columns-spanned="1" table:number-rows-spanned="1">
            <text:p text:style-name="Paragraph-533"><text:span>39</text:span></text:p>
          </table:table-cell>
          <table:table-cell table:style-name="Table-1-41-2" table:number-columns-spanned="1" table:number-rows-spanned="1">
            <text:p text:style-name="Paragraph-534"><text:span> 가 * 4월말일</text:span><text:span>→3</text:span><text:span>월말일</text:span></text:p>
          </table:table-cell>
        </table:table-row>
        <table:table-row>
          <table:table-cell table:style-name="Table-1-42-1" table:number-columns-spanned="1" table:number-rows-spanned="1">
            <text:p text:style-name="Paragraph-535"><text:span>40</text:span></text:p>
          </table:table-cell>
          <table:table-cell table:style-name="Table-1-42-2" table:number-columns-spanned="1" table:number-rows-spanned="1">
            <text:p text:style-name="Paragraph-536"><text:span> 라 * 50점</text:span></text:p>
          </table:table-cell>
        </table:table-row>
        <table:table-row>
          <table:table-cell table:style-name="Table-1-43-1" table:number-columns-spanned="1" table:number-rows-spanned="1">
            <text:p text:style-name="Paragraph-537"><text:span>41</text:span></text:p>
          </table:table-cell>
          <table:table-cell table:style-name="Table-1-43-2" table:number-columns-spanned="1" table:number-rows-spanned="1">
            <text:p text:style-name="Paragraph-538"><text:span> 가 * 다.현직급 재직경력</text:span><text:span>→</text:span><text:span>바로하위직급 재직경력</text:span></text:p>
          </table:table-cell>
        </table:table-row>
        <table:table-row>
          <table:table-cell table:style-name="Table-1-44-1" table:number-columns-spanned="1" table:number-rows-spanned="1">
            <text:p text:style-name="Paragraph-539"><text:span>42</text:span></text:p>
          </table:table-cell>
          <table:table-cell table:style-name="Table-1-44-2" table:number-columns-spanned="1" table:number-rows-spanned="1">
            <text:p text:style-name="Paragraph-540"><text:span> 라</text:span></text:p>
          </table:table-cell>
        </table:table-row>
        <table:table-row>
          <table:table-cell table:style-name="Table-1-45-1" table:number-columns-spanned="1" table:number-rows-spanned="1">
            <text:p text:style-name="Paragraph-541"><text:span>43</text:span></text:p>
          </table:table-cell>
          <table:table-cell table:style-name="Table-1-45-2" table:number-columns-spanned="1" table:number-rows-spanned="1">
            <text:p text:style-name="Paragraph-542"><text:span> 라 * 7할</text:span><text:span>→5</text:span><text:span>할</text:span></text:p>
          </table:table-cell>
        </table:table-row>
        <table:table-row>
          <table:table-cell table:style-name="Table-1-46-1" table:number-columns-spanned="1" table:number-rows-spanned="1">
            <text:p text:style-name="Paragraph-543"><text:span>44</text:span></text:p>
          </table:table-cell>
          <table:table-cell table:style-name="Table-1-46-2" table:number-columns-spanned="1" table:number-rows-spanned="1">
            <text:p text:style-name="Paragraph-544"><text:span> 나* 평정점(연수성적-50)</text:span><text:span>×0.1(5</text:span><text:span>점만점)</text:span></text:p>
          </table:table-cell>
        </table:table-row>
        <table:table-row>
          <table:table-cell table:style-name="Table-1-47-1" table:number-columns-spanned="1" table:number-rows-spanned="1">
            <text:p text:style-name="Paragraph-545"><text:span>45</text:span></text:p>
          </table:table-cell>
          <table:table-cell table:style-name="Table-1-47-2" table:number-columns-spanned="1" table:number-rows-spanned="1">
            <text:p text:style-name="Paragraph-546"><text:span> 라 * 경력에서 제외한다</text:span><text:span>→</text:span><text:span>경력으로 본다</text:span></text:p>
          </table:table-cell>
        </table:table-row>
        <table:table-row>
          <table:table-cell table:style-name="Table-1-48-1" table:number-columns-spanned="1" table:number-rows-spanned="1">
            <text:p text:style-name="Paragraph-547"><text:span>46</text:span></text:p>
          </table:table-cell>
          <table:table-cell table:style-name="Table-1-48-2" table:number-columns-spanned="1" table:number-rows-spanned="1">
            <text:p text:style-name="Paragraph-548"><text:span> 라 * 가.4급-9급, 나.5등급-10등급</text:span></text:p>
          </table:table-cell>
        </table:table-row>
        <table:table-row>
          <table:table-cell table:style-name="Table-1-49-1" table:number-columns-spanned="1" table:number-rows-spanned="1">
            <text:p text:style-name="Paragraph-549"><text:span>47</text:span></text:p>
          </table:table-cell>
          <table:table-cell table:style-name="Table-1-49-2" table:number-columns-spanned="1" table:number-rows-spanned="1">
            <text:p text:style-name="Paragraph-550"><text:span> 라</text:span></text:p>
          </table:table-cell>
        </table:table-row>
        <table:table-row>
          <table:table-cell table:style-name="Table-1-50-1" table:number-columns-spanned="1" table:number-rows-spanned="1">
            <text:p text:style-name="Paragraph-551"><text:span>48</text:span></text:p>
          </table:table-cell>
          <table:table-cell table:style-name="Table-1-50-2" table:number-columns-spanned="1" table:number-rows-spanned="1">
            <text:p text:style-name="Paragraph-552"><text:span> 라</text:span></text:p>
          </table:table-cell>
        </table:table-row>
      </table:table>
      <text:p text:style-name="바탕글"/>
      <table:table table:style-name="Table-2">
        <table:table-column table:number-columns-repeated="2"/>
        <table:table-row>
          <table:table-cell table:style-name="Table-2-1-1" table:number-columns-spanned="1" table:number-rows-spanned="1">
            <text:p text:style-name="Paragraph-554"><text:span>49</text:span></text:p>
          </table:table-cell>
          <table:table-cell table:style-name="Table-2-1-2" table:number-columns-spanned="1" table:number-rows-spanned="1">
            <text:p text:style-name="바탕글"><text:span> 가</text:span></text:p>
          </table:table-cell>
        </table:table-row>
        <table:table-row>
          <table:table-cell table:style-name="Table-2-2-1" table:number-columns-spanned="1" table:number-rows-spanned="1">
            <text:p text:style-name="Paragraph-556"><text:span>50</text:span></text:p>
          </table:table-cell>
          <table:table-cell table:style-name="Table-2-2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3-1" table:number-columns-spanned="1" table:number-rows-spanned="1">
            <text:p text:style-name="Paragraph-558"><text:span>51</text:span></text:p>
          </table:table-cell>
          <table:table-cell table:style-name="Table-2-3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4-1" table:number-columns-spanned="1" table:number-rows-spanned="1">
            <text:p text:style-name="Paragraph-560"><text:span>52</text:span></text:p>
          </table:table-cell>
          <table:table-cell table:style-name="Table-2-4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5-1" table:number-columns-spanned="1" table:number-rows-spanned="1">
            <text:p text:style-name="Paragraph-562"><text:span>53</text:span></text:p>
          </table:table-cell>
          <table:table-cell table:style-name="Table-2-5-2" table:number-columns-spanned="1" table:number-rows-spanned="1">
            <text:p text:style-name="바탕글"><text:span> 다</text:span></text:p>
          </table:table-cell>
        </table:table-row>
        <table:table-row>
          <table:table-cell table:style-name="Table-2-6-1" table:number-columns-spanned="1" table:number-rows-spanned="1">
            <text:p text:style-name="Paragraph-564"><text:span>54</text:span></text:p>
          </table:table-cell>
          <table:table-cell table:style-name="Table-2-6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7-1" table:number-columns-spanned="1" table:number-rows-spanned="1">
            <text:p text:style-name="Paragraph-566"><text:span>55</text:span></text:p>
          </table:table-cell>
          <table:table-cell table:style-name="Table-2-7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8-1" table:number-columns-spanned="1" table:number-rows-spanned="1">
            <text:p text:style-name="Paragraph-568"><text:span>56</text:span></text:p>
          </table:table-cell>
          <table:table-cell table:style-name="Table-2-8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9-1" table:number-columns-spanned="1" table:number-rows-spanned="1">
            <text:p text:style-name="Paragraph-570"><text:span>57</text:span></text:p>
          </table:table-cell>
          <table:table-cell table:style-name="Table-2-9-2" table:number-columns-spanned="1" table:number-rows-spanned="1">
            <text:p text:style-name="바탕글"><text:span> 가</text:span></text:p>
          </table:table-cell>
        </table:table-row>
        <table:table-row>
          <table:table-cell table:style-name="Table-2-10-1" table:number-columns-spanned="1" table:number-rows-spanned="1">
            <text:p text:style-name="Paragraph-572"><text:span>58</text:span></text:p>
          </table:table-cell>
          <table:table-cell table:style-name="Table-2-10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11-1" table:number-columns-spanned="1" table:number-rows-spanned="1">
            <text:p text:style-name="Paragraph-574"><text:span>59</text:span></text:p>
          </table:table-cell>
          <table:table-cell table:style-name="Table-2-11-2" table:number-columns-spanned="1" table:number-rows-spanned="1">
            <text:p text:style-name="바탕글"><text:span> 라 * 3회이상</text:span><text:span>→2</text:span><text:span>회이상</text:span></text:p>
          </table:table-cell>
        </table:table-row>
        <table:table-row>
          <table:table-cell table:style-name="Table-2-12-1" table:number-columns-spanned="1" table:number-rows-spanned="1">
            <text:p text:style-name="Paragraph-576"><text:span>60</text:span></text:p>
          </table:table-cell>
          <table:table-cell table:style-name="Table-2-12-2" table:number-columns-spanned="1" table:number-rows-spanned="1">
            <text:p text:style-name="바탕글"><text:span> 다 * 1년이내 2회이상</text:span><text:span>→1</text:span><text:span>년이내 3회이상</text:span></text:p>
          </table:table-cell>
        </table:table-row>
        <table:table-row>
          <table:table-cell table:style-name="Table-2-13-1" table:number-columns-spanned="1" table:number-rows-spanned="1">
            <text:p text:style-name="Paragraph-578"><text:span>61</text:span></text:p>
          </table:table-cell>
          <table:table-cell table:style-name="Table-2-13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14-1" table:number-columns-spanned="1" table:number-rows-spanned="1">
            <text:p text:style-name="Paragraph-580"><text:span>62</text:span></text:p>
          </table:table-cell>
          <table:table-cell table:style-name="Table-2-14-2" table:number-columns-spanned="1" table:number-rows-spanned="1">
            <text:p text:style-name="바탕글"><text:span> 라 * 2년이내</text:span><text:span>→1</text:span><text:span>년이내</text:span></text:p>
          </table:table-cell>
        </table:table-row>
        <table:table-row>
          <table:table-cell table:style-name="Table-2-15-1" table:number-columns-spanned="1" table:number-rows-spanned="1">
            <text:p text:style-name="Paragraph-582"><text:span>63</text:span></text:p>
          </table:table-cell>
          <table:table-cell table:style-name="Table-2-15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16-1" table:number-columns-spanned="1" table:number-rows-spanned="1">
            <text:p text:style-name="Paragraph-584"><text:span>64</text:span></text:p>
          </table:table-cell>
          <table:table-cell table:style-name="Table-2-16-2" table:number-columns-spanned="1" table:number-rows-spanned="1">
            <text:p text:style-name="바탕글"><text:span> 가</text:span></text:p>
          </table:table-cell>
        </table:table-row>
        <table:table-row>
          <table:table-cell table:style-name="Table-2-17-1" table:number-columns-spanned="1" table:number-rows-spanned="1">
            <text:p text:style-name="Paragraph-586"><text:span>65</text:span></text:p>
          </table:table-cell>
          <table:table-cell table:style-name="Table-2-17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18-1" table:number-columns-spanned="1" table:number-rows-spanned="1">
            <text:p text:style-name="Paragraph-588"><text:span>66</text:span></text:p>
          </table:table-cell>
          <table:table-cell table:style-name="Table-2-18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19-1" table:number-columns-spanned="1" table:number-rows-spanned="1">
            <text:p text:style-name="Paragraph-590"><text:span>67</text:span></text:p>
          </table:table-cell>
          <table:table-cell table:style-name="Table-2-19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20-1" table:number-columns-spanned="1" table:number-rows-spanned="1">
            <text:p text:style-name="Paragraph-592"><text:span>68</text:span></text:p>
          </table:table-cell>
          <table:table-cell table:style-name="Table-2-20-2" table:number-columns-spanned="1" table:number-rows-spanned="1">
            <text:p text:style-name="바탕글"><text:span> 다</text:span></text:p>
          </table:table-cell>
        </table:table-row>
        <table:table-row>
          <table:table-cell table:style-name="Table-2-21-1" table:number-columns-spanned="1" table:number-rows-spanned="1">
            <text:p text:style-name="Paragraph-594"><text:span>69</text:span></text:p>
          </table:table-cell>
          <table:table-cell table:style-name="Table-2-21-2" table:number-columns-spanned="1" table:number-rows-spanned="1">
            <text:p text:style-name="바탕글"><text:span> 가</text:span></text:p>
          </table:table-cell>
        </table:table-row>
        <table:table-row>
          <table:table-cell table:style-name="Table-2-22-1" table:number-columns-spanned="1" table:number-rows-spanned="1">
            <text:p text:style-name="Paragraph-596"><text:span>70</text:span></text:p>
          </table:table-cell>
          <table:table-cell table:style-name="Table-2-22-2" table:number-columns-spanned="1" table:number-rows-spanned="1">
            <text:p text:style-name="바탕글"><text:span> 다 * 20일이내에</text:span><text:span>→14</text:span><text:span>일이내에</text:span></text:p>
          </table:table-cell>
        </table:table-row>
        <table:table-row>
          <table:table-cell table:style-name="Table-2-23-1" table:number-columns-spanned="1" table:number-rows-spanned="1">
            <text:p text:style-name="Paragraph-598"><text:span>71</text:span></text:p>
          </table:table-cell>
          <table:table-cell table:style-name="Table-2-23-2" table:number-columns-spanned="1" table:number-rows-spanned="1">
            <text:p text:style-name="Paragraph-599"><text:span> 다 * 인사위원회 위원장이 결재</text:span><text:span>→</text:span><text:span>이사자의 결재  가. 휴직기간은 포함된다</text:span><text:span>→</text:span><text:span>직원의 신분을 보유하면</text:span></text:p>
            <text:p text:style-name="Paragraph-600"><text:span>      서 직무에종사한 가간으로 한다</text:span></text:p>
          </table:table-cell>
        </table:table-row>
        <table:table-row>
          <table:table-cell table:style-name="Table-2-24-1" table:number-columns-spanned="1" table:number-rows-spanned="1">
            <text:p text:style-name="Paragraph-601"><text:span>72</text:span></text:p>
          </table:table-cell>
          <table:table-cell table:style-name="Table-2-24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25-1" table:number-columns-spanned="1" table:number-rows-spanned="1">
            <text:p text:style-name="Paragraph-603"><text:span>73</text:span></text:p>
          </table:table-cell>
          <table:table-cell table:style-name="Table-2-25-2" table:number-columns-spanned="1" table:number-rows-spanned="1">
            <text:p text:style-name="바탕글"><text:span> 나 * 가족과 친지(</text:span><text:span>×)</text:span></text:p>
          </table:table-cell>
        </table:table-row>
        <table:table-row>
          <table:table-cell table:style-name="Table-2-26-1" table:number-columns-spanned="1" table:number-rows-spanned="1">
            <text:p text:style-name="Paragraph-605"><text:span>74</text:span></text:p>
          </table:table-cell>
          <table:table-cell table:style-name="Table-2-26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27-1" table:number-columns-spanned="1" table:number-rows-spanned="1">
            <text:p text:style-name="Paragraph-607"><text:span>75</text:span></text:p>
          </table:table-cell>
          <table:table-cell table:style-name="Table-2-27-2" table:number-columns-spanned="1" table:number-rows-spanned="1">
            <text:p text:style-name="바탕글"><text:span> 다</text:span></text:p>
          </table:table-cell>
        </table:table-row>
        <table:table-row>
          <table:table-cell table:style-name="Table-2-28-1" table:number-columns-spanned="1" table:number-rows-spanned="1">
            <text:p text:style-name="Paragraph-609"><text:span>76</text:span></text:p>
          </table:table-cell>
          <table:table-cell table:style-name="Table-2-28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29-1" table:number-columns-spanned="1" table:number-rows-spanned="1">
            <text:p text:style-name="Paragraph-611"><text:span>77</text:span></text:p>
          </table:table-cell>
          <table:table-cell table:style-name="Table-2-29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30-1" table:number-columns-spanned="1" table:number-rows-spanned="1">
            <text:p text:style-name="Paragraph-613"><text:span>78</text:span></text:p>
          </table:table-cell>
          <table:table-cell table:style-name="Table-2-30-2" table:number-columns-spanned="1" table:number-rows-spanned="1">
            <text:p text:style-name="바탕글"><text:span> 다 * 담당직무의 특수성, 직무수행능력</text:span></text:p>
          </table:table-cell>
        </table:table-row>
        <table:table-row>
          <table:table-cell table:style-name="Table-2-31-1" table:number-columns-spanned="1" table:number-rows-spanned="1">
            <text:p text:style-name="Paragraph-615"><text:span>79</text:span></text:p>
          </table:table-cell>
          <table:table-cell table:style-name="Table-2-31-2" table:number-columns-spanned="1" table:number-rows-spanned="1">
            <text:p text:style-name="바탕글"><text:span> 라 </text:span></text:p>
          </table:table-cell>
        </table:table-row>
        <table:table-row>
          <table:table-cell table:style-name="Table-2-32-1" table:number-columns-spanned="1" table:number-rows-spanned="1">
            <text:p text:style-name="Paragraph-617"><text:span>80</text:span></text:p>
          </table:table-cell>
          <table:table-cell table:style-name="Table-2-32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33-1" table:number-columns-spanned="1" table:number-rows-spanned="1">
            <text:p text:style-name="Paragraph-619"><text:span>81</text:span></text:p>
          </table:table-cell>
          <table:table-cell table:style-name="Table-2-33-2" table:number-columns-spanned="1" table:number-rows-spanned="1">
            <text:p text:style-name="바탕글"><text:span> 다</text:span></text:p>
          </table:table-cell>
        </table:table-row>
        <table:table-row>
          <table:table-cell table:style-name="Table-2-34-1" table:number-columns-spanned="1" table:number-rows-spanned="1">
            <text:p text:style-name="Paragraph-621"><text:span>82</text:span></text:p>
          </table:table-cell>
          <table:table-cell table:style-name="Table-2-34-2" table:number-columns-spanned="1" table:number-rows-spanned="1">
            <text:p text:style-name="바탕글"><text:span> 가 * 11월 20일까지</text:span><text:span>→11</text:span><text:span>월 10일까지</text:span></text:p>
          </table:table-cell>
        </table:table-row>
        <table:table-row>
          <table:table-cell table:style-name="Table-2-35-1" table:number-columns-spanned="1" table:number-rows-spanned="1">
            <text:p text:style-name="Paragraph-623"><text:span>83</text:span></text:p>
          </table:table-cell>
          <table:table-cell table:style-name="Table-2-35-2" table:number-columns-spanned="1" table:number-rows-spanned="1">
            <text:p text:style-name="Paragraph-624"><text:span> 라 * 개인별 발령을 원칙으로 하며 임용장을 교부 하여야한다</text:span><text:span>→</text:span><text:span>일괄발령을 원칙으로 하며 필요에 따  </text:span><text:span>      라 임용장 교부를 생략할수 있다</text:span></text:p>
          </table:table-cell>
        </table:table-row>
        <table:table-row>
          <table:table-cell table:style-name="Table-2-36-1" table:number-columns-spanned="1" table:number-rows-spanned="1">
            <text:p text:style-name="Paragraph-625"><text:span>84</text:span></text:p>
          </table:table-cell>
          <table:table-cell table:style-name="Table-2-36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37-1" table:number-columns-spanned="1" table:number-rows-spanned="1">
            <text:p text:style-name="Paragraph-627"><text:span>85</text:span></text:p>
          </table:table-cell>
          <table:table-cell table:style-name="Table-2-37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38-1" table:number-columns-spanned="1" table:number-rows-spanned="1">
            <text:p text:style-name="Paragraph-629"><text:span>86</text:span></text:p>
          </table:table-cell>
          <table:table-cell table:style-name="Table-2-38-2" table:number-columns-spanned="1" table:number-rows-spanned="1">
            <text:p text:style-name="바탕글"><text:span> 라</text:span></text:p>
          </table:table-cell>
        </table:table-row>
        <table:table-row>
          <table:table-cell table:style-name="Table-2-39-1" table:number-columns-spanned="1" table:number-rows-spanned="1">
            <text:p text:style-name="Paragraph-631"><text:span>87</text:span></text:p>
          </table:table-cell>
          <table:table-cell table:style-name="Table-2-39-2" table:number-columns-spanned="1" table:number-rows-spanned="1">
            <text:p text:style-name="바탕글"><text:span> 나</text:span></text:p>
          </table:table-cell>
        </table:table-row>
        <table:table-row>
          <table:table-cell table:style-name="Table-2-40-1" table:number-columns-spanned="1" table:number-rows-spanned="1">
            <text:p text:style-name="Paragraph-633"><text:span>88</text:span></text:p>
          </table:table-cell>
          <table:table-cell table:style-name="Table-2-40-2" table:number-columns-spanned="1" table:number-rows-spanned="1">
            <text:p text:style-name="바탕글"><text:span> 라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그래픽" svg:font-family="'한양그래픽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그래픽" svg:font-family="'한양그래픽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